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8.896cm" table:align="left"/>
    </style:style>
    <style:style style:name="Tabella8.A" style:family="table-column">
      <style:table-column-properties style:column-width="13.229cm"/>
    </style:style>
    <style:style style:name="Tabella8.B" style:family="table-column">
      <style:table-column-properties style:column-width="8.562cm"/>
    </style:style>
    <style:style style:name="Tabella8.C" style:family="table-column">
      <style:table-column-properties style:column-width="7.105cm"/>
    </style:style>
    <style:style style:name="Tabella8.1" style:family="table-row">
      <style:table-row-properties style:min-row-height="0.624cm"/>
    </style:style>
    <style:style style:name="Tabella8.A1" style:family="table-cell">
      <style:table-cell-properties style:vertical-align="middle" fo:background-color="#008000" fo:padding="0cm" fo:border="0.05pt solid #000000">
        <style:background-image/>
      </style:table-cell-properties>
    </style:style>
    <style:style style:name="Tabella8.A2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8.A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3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4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5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28.896cm" table:align="left"/>
    </style:style>
    <style:style style:name="Tabella2.A" style:family="table-column">
      <style:table-column-properties style:column-width="10.881cm"/>
    </style:style>
    <style:style style:name="Tabella2.B" style:family="table-column">
      <style:table-column-properties style:column-width="2.318cm"/>
    </style:style>
    <style:style style:name="Tabella2.C" style:family="table-column">
      <style:table-column-properties style:column-width="1.991cm"/>
    </style:style>
    <style:style style:name="Tabella2.D" style:family="table-column">
      <style:table-column-properties style:column-width="6.124cm"/>
    </style:style>
    <style:style style:name="Tabella2.E" style:family="table-column">
      <style:table-column-properties style:column-width="4.519cm"/>
    </style:style>
    <style:style style:name="Tabella2.F" style:family="table-column">
      <style:table-column-properties style:column-width="3.062cm"/>
    </style:style>
    <style:style style:name="Tabella2.A1" style:family="table-cell">
      <style:table-cell-properties fo:background-color="#ffffcc" fo:padding="0.097cm" fo:border="0.05pt solid #000000">
        <style:background-image/>
      </style:table-cell-properties>
    </style:style>
    <style:style style:name="Tabella2.2" style:family="table-row">
      <style:table-row-properties style:min-row-height="0.464cm"/>
    </style:style>
    <style:style style:name="Tabella2.A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none" fo:border-top="none" fo:border-bottom="0.05pt solid #000000"/>
    </style:style>
    <style:style style:name="Tabella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none" fo:border-top="none" fo:border-bottom="0.05pt solid #000000"/>
    </style:style>
    <style:style style:name="Tabella2.D4" style:family="table-cell">
      <style:table-cell-properties fo:padding="0.097cm" fo:border-left="0.05pt solid #000000" fo:border-right="none" fo:border-top="none" fo:border-bottom="0.05pt solid #000000"/>
    </style:style>
    <style:style style:name="Tabella2.E4" style:family="table-cell">
      <style:table-cell-properties fo:padding="0.097cm" fo:border-left="0.05pt solid #000000" fo:border-right="none" fo:border-top="none" fo:border-bottom="0.05pt solid #000000"/>
    </style:style>
    <style:style style:name="Tabella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097cm" fo:border-left="0.05pt solid #000000" fo:border-right="none" fo:border-top="none" fo:border-bottom="0.05pt solid #000000"/>
    </style:style>
    <style:style style:name="Tabella2.B5" style:family="table-cell">
      <style:table-cell-properties fo:padding="0.097cm" fo:border-left="0.05pt solid #000000" fo:border-right="none" fo:border-top="none" fo:border-bottom="0.05pt solid #000000"/>
    </style:style>
    <style:style style:name="Tabella2.C5" style:family="table-cell">
      <style:table-cell-properties fo:padding="0.097cm" fo:border-left="0.05pt solid #000000" fo:border-right="none" fo:border-top="none" fo:border-bottom="0.05pt solid #000000"/>
    </style:style>
    <style:style style:name="Tabella2.D5" style:family="table-cell">
      <style:table-cell-properties fo:padding="0.097cm" fo:border-left="0.05pt solid #000000" fo:border-right="none" fo:border-top="none" fo:border-bottom="0.05pt solid #000000"/>
    </style:style>
    <style:style style:name="Tabella2.E5" style:family="table-cell">
      <style:table-cell-properties fo:padding="0.097cm" fo:border-left="0.05pt solid #000000" fo:border-right="none" fo:border-top="none" fo:border-bottom="0.05pt solid #000000"/>
    </style:style>
    <style:style style:name="Tabella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8.893cm" table:align="left"/>
    </style:style>
    <style:style style:name="Tabella7.A" style:family="table-column">
      <style:table-column-properties style:column-width="17.6cm"/>
    </style:style>
    <style:style style:name="Tabella7.B" style:family="table-column">
      <style:table-column-properties style:column-width="4.161cm"/>
    </style:style>
    <style:style style:name="Tabella7.C" style:family="table-column">
      <style:table-column-properties style:column-width="3.565cm"/>
    </style:style>
    <style:style style:name="Tabella7.D" style:family="table-column">
      <style:table-column-properties style:column-width="3.567cm"/>
    </style:style>
    <style:style style:name="Tabella7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7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7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97cm" fo:border-left="0.05pt solid #000000" fo:border-right="none" fo:border-top="none" fo:border-bottom="0.05pt solid #000000"/>
    </style:style>
    <style:style style:name="Tabella7.B6" style:family="table-cell">
      <style:table-cell-properties fo:padding="0.097cm" fo:border-left="0.05pt solid #000000" fo:border-right="none" fo:border-top="none" fo:border-bottom="0.05pt solid #000000"/>
    </style:style>
    <style:style style:name="Tabella7.C6" style:family="table-cell">
      <style:table-cell-properties fo:padding="0.097cm" fo:border-left="0.05pt solid #000000" fo:border-right="none" fo:border-top="none" fo:border-bottom="0.05pt solid #000000"/>
    </style:style>
    <style:style style:name="Tabella7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8" style:family="table-cell">
      <style:table-cell-properties fo:padding="0.097cm" fo:border-left="0.05pt solid #000000" fo:border-right="none" fo:border-top="none" fo:border-bottom="0.05pt solid #000000"/>
    </style:style>
    <style:style style:name="Tabella7.D8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0" style:family="table-cell">
      <style:table-cell-properties fo:padding="0.097cm" fo:border-left="none" fo:border-right="none" fo:border-top="none" fo:border-bottom="0.05pt solid #000000"/>
    </style:style>
    <style:style style:name="Tabella7.A11" style:family="table-cell">
      <style:table-cell-properties fo:background-color="#ffffcc" fo:padding="0.097cm" fo:border="0.05pt solid #000000">
        <style:background-image/>
      </style:table-cell-properties>
    </style:style>
    <style:style style:name="Tabella7.A1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7.D1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4" style:family="table-cell">
      <style:table-cell-properties fo:padding="0.097cm" fo:border-left="0.05pt solid #000000" fo:border-right="none" fo:border-top="none" fo:border-bottom="0.05pt solid #000000"/>
    </style:style>
    <style:style style:name="Tabella7.B14" style:family="table-cell">
      <style:table-cell-properties fo:padding="0.097cm" fo:border-left="0.05pt solid #000000" fo:border-right="none" fo:border-top="none" fo:border-bottom="0.05pt solid #000000"/>
    </style:style>
    <style:style style:name="Tabella7.C14" style:family="table-cell">
      <style:table-cell-properties fo:padding="0.097cm" fo:border-left="0.05pt solid #000000" fo:border-right="none" fo:border-top="none" fo:border-bottom="0.05pt solid #000000"/>
    </style:style>
    <style:style style:name="Tabella7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6" style:family="table-cell">
      <style:table-cell-properties fo:padding="0.097cm" fo:border-left="0.05pt solid #000000" fo:border-right="none" fo:border-top="none" fo:border-bottom="0.05pt solid #000000"/>
    </style:style>
    <style:style style:name="Tabella7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8.893cm" table:align="left"/>
    </style:style>
    <style:style style:name="Tabella5.A" style:family="table-column">
      <style:table-column-properties style:column-width="9.587cm"/>
    </style:style>
    <style:style style:name="Tabella5.B" style:family="table-column">
      <style:table-column-properties style:column-width="8.707cm"/>
    </style:style>
    <style:style style:name="Tabella5.C" style:family="table-column">
      <style:table-column-properties style:column-width="3.468cm"/>
    </style:style>
    <style:style style:name="Tabella5.D" style:family="table-column">
      <style:table-column-properties style:column-width="3.565cm"/>
    </style:style>
    <style:style style:name="Tabella5.E" style:family="table-column">
      <style:table-column-properties style:column-width="3.567cm"/>
    </style:style>
    <style:style style:name="Tabella5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5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none" fo:border-top="none" fo:border-bottom="0.05pt solid #000000"/>
    </style:style>
    <style:style style:name="Tabella5.B6" style:family="table-cell">
      <style:table-cell-properties fo:padding="0.097cm" fo:border-left="0.05pt solid #000000" fo:border-right="none" fo:border-top="none" fo:border-bottom="0.05pt solid #000000"/>
    </style:style>
    <style:style style:name="Tabella5.C6" style:family="table-cell">
      <style:table-cell-properties fo:padding="0.097cm" fo:border-left="0.05pt solid #000000" fo:border-right="none" fo:border-top="none" fo:border-bottom="0.05pt solid #000000"/>
    </style:style>
    <style:style style:name="Tabella5.D6" style:family="table-cell">
      <style:table-cell-properties fo:padding="0.097cm" fo:border-left="0.05pt solid #000000" fo:border-right="none" fo:border-top="none" fo:border-bottom="0.05pt solid #000000"/>
    </style:style>
    <style:style style:name="Tabella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none" fo:border-top="none" fo:border-bottom="0.05pt solid #000000"/>
    </style:style>
    <style:style style:name="Tabella5.B7" style:family="table-cell">
      <style:table-cell-properties fo:padding="0.097cm" fo:border-left="0.05pt solid #000000" fo:border-right="none" fo:border-top="none" fo:border-bottom="0.05pt solid #000000"/>
    </style:style>
    <style:style style:name="Tabella5.C7" style:family="table-cell">
      <style:table-cell-properties fo:padding="0.097cm" fo:border-left="0.05pt solid #000000" fo:border-right="none" fo:border-top="none" fo:border-bottom="0.05pt solid #000000"/>
    </style:style>
    <style:style style:name="Tabel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none" fo:border-top="none" fo:border-bottom="0.05pt solid #000000"/>
    </style:style>
    <style:style style:name="Tabella5.E8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9" style:family="table-cell">
      <style:table-cell-properties fo:padding="0.097cm" fo:border-left="0.05pt solid #000000" fo:border-right="none" fo:border-top="none" fo:border-bottom="0.05pt solid #000000"/>
    </style:style>
    <style:style style:name="Tabella5.B9" style:family="table-cell">
      <style:table-cell-properties fo:padding="0.097cm" fo:border-left="0.05pt solid #000000" fo:border-right="none" fo:border-top="none" fo:border-bottom="0.05pt solid #000000"/>
    </style:style>
    <style:style style:name="Tabella5.C9" style:family="table-cell">
      <style:table-cell-properties fo:padding="0.097cm" fo:border-left="0.05pt solid #000000" fo:border-right="none" fo:border-top="none" fo:border-bottom="0.05pt solid #000000"/>
    </style:style>
    <style:style style:name="Tabel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none" fo:border-right="none" fo:border-top="none" fo:border-bottom="0.05pt solid #000000"/>
    </style:style>
    <style:style style:name="Tabella5.A11" style:family="table-cell">
      <style:table-cell-properties fo:background-color="#ffffcc" fo:padding="0.097cm" fo:border="0.05pt solid #000000">
        <style:background-image/>
      </style:table-cell-properties>
    </style:style>
    <style:style style:name="Tabella5.A1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5.E1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13" style:family="table-cell">
      <style:table-cell-properties fo:padding="0.097cm" fo:border-left="0.05pt solid #000000" fo:border-right="none" fo:border-top="none" fo:border-bottom="0.05pt solid #000000"/>
    </style:style>
    <style:style style:name="Tabella5.B13" style:family="table-cell">
      <style:table-cell-properties fo:padding="0.097cm" fo:border-left="0.05pt solid #000000" fo:border-right="none" fo:border-top="none" fo:border-bottom="0.05pt solid #000000"/>
    </style:style>
    <style:style style:name="Tabella5.C13" style:family="table-cell">
      <style:table-cell-properties fo:padding="0.097cm" fo:border-left="0.05pt solid #000000" fo:border-right="none" fo:border-top="none" fo:border-bottom="0.05pt solid #000000"/>
    </style:style>
    <style:style style:name="Tabel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4" style:family="table-cell">
      <style:table-cell-properties fo:padding="0.097cm" fo:border-left="0.05pt solid #000000" fo:border-right="none" fo:border-top="none" fo:border-bottom="0.05pt solid #000000"/>
    </style:style>
    <style:style style:name="Tabella5.B14" style:family="table-cell">
      <style:table-cell-properties fo:padding="0.097cm" fo:border-left="0.05pt solid #000000" fo:border-right="none" fo:border-top="none" fo:border-bottom="0.05pt solid #000000"/>
    </style:style>
    <style:style style:name="Tabella5.C14" style:family="table-cell">
      <style:table-cell-properties fo:padding="0.097cm" fo:border-left="0.05pt solid #000000" fo:border-right="none" fo:border-top="none" fo:border-bottom="0.05pt solid #000000"/>
    </style:style>
    <style:style style:name="Tabella5.D14" style:family="table-cell">
      <style:table-cell-properties fo:padding="0.097cm" fo:border-left="0.05pt solid #000000" fo:border-right="none" fo:border-top="none" fo:border-bottom="0.05pt solid #000000"/>
    </style:style>
    <style:style style:name="Tabella5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5" style:family="table-cell">
      <style:table-cell-properties fo:padding="0.097cm" fo:border-left="0.05pt solid #000000" fo:border-right="none" fo:border-top="none" fo:border-bottom="0.05pt solid #000000"/>
    </style:style>
    <style:style style:name="Tabella5.B15" style:family="table-cell">
      <style:table-cell-properties fo:padding="0.097cm" fo:border-left="0.05pt solid #000000" fo:border-right="none" fo:border-top="none" fo:border-bottom="0.05pt solid #000000"/>
    </style:style>
    <style:style style:name="Tabella5.C15" style:family="table-cell">
      <style:table-cell-properties fo:padding="0.097cm" fo:border-left="0.05pt solid #000000" fo:border-right="none" fo:border-top="none" fo:border-bottom="0.05pt solid #000000"/>
    </style:style>
    <style:style style:name="Tabella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6" style:family="table-cell">
      <style:table-cell-properties fo:padding="0.097cm" fo:border-left="0.05pt solid #000000" fo:border-right="none" fo:border-top="none" fo:border-bottom="0.05pt solid #000000"/>
    </style:style>
    <style:style style:name="Tabella5.A17" style:family="table-cell">
      <style:table-cell-properties fo:padding="0.097cm" fo:border-left="0.05pt solid #000000" fo:border-right="none" fo:border-top="none" fo:border-bottom="0.05pt solid #000000"/>
    </style:style>
    <style:style style:name="Tabella5.B17" style:family="table-cell">
      <style:table-cell-properties fo:padding="0.097cm" fo:border-left="0.05pt solid #000000" fo:border-right="none" fo:border-top="none" fo:border-bottom="0.05pt solid #000000"/>
    </style:style>
    <style:style style:name="Tabella5.C17" style:family="table-cell">
      <style:table-cell-properties fo:padding="0.097cm" fo:border-left="0.05pt solid #000000" fo:border-right="none" fo:border-top="none" fo:border-bottom="0.05pt solid #000000"/>
    </style:style>
    <style:style style:name="Tabella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8.893cm" table:align="left"/>
    </style:style>
    <style:style style:name="Tabella3.A" style:family="table-column">
      <style:table-column-properties style:column-width="18.606cm"/>
    </style:style>
    <style:style style:name="Tabella3.B" style:family="table-column">
      <style:table-column-properties style:column-width="4.89cm"/>
    </style:style>
    <style:style style:name="Tabella3.C" style:family="table-column">
      <style:table-column-properties style:column-width="5.398cm"/>
    </style:style>
    <style:style style:name="Tabella3.A1" style:family="table-cell">
      <style:table-cell-properties fo:background-color="#008000" fo:padding="0.097cm" fo:border="0.05pt solid #000000">
        <style:background-image/>
      </style:table-cell-properties>
    </style:style>
    <style:style style:name="Tabella3.A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3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C3" style:family="table-cell">
      <style:table-cell-properties fo:background-color="#e6e6ff" fo:padding="0.097cm" fo:border="0.05pt solid #000000">
        <style:background-image/>
      </style:table-cell-properties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none" fo:border-top="none" fo:border-bottom="0.05pt solid #000000"/>
    </style:style>
    <style:style style:name="Tabella3.B5" style:family="table-cell">
      <style:table-cell-properties fo:padding="0.097cm" fo:border-left="0.05pt solid #000000" fo:border-right="none" fo:border-top="none" fo:border-bottom="0.05pt solid #000000"/>
    </style:style>
    <style:style style:name="Tabella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solid #000000"/>
    </style:style>
    <style:style style:name="Tabella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C7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8" style:family="table-cell">
      <style:table-cell-properties fo:padding="0.097cm" fo:border-left="0.05pt solid #000000" fo:border-right="none" fo:border-top="none" fo:border-bottom="0.05pt solid #000000"/>
    </style:style>
    <style:style style:name="Tabella3.B8" style:family="table-cell">
      <style:table-cell-properties fo:padding="0.097cm" fo:border-left="0.05pt solid #000000" fo:border-right="none" fo:border-top="none" fo:border-bottom="0.05pt solid #000000"/>
    </style:style>
    <style:style style:name="Tabella3.C8" style:family="table-cell">
      <style:table-cell-properties fo:padding="0.097cm" fo:border-left="0.05pt solid #000000" fo:border-right="none" fo:border-top="none" fo:border-bottom="none"/>
    </style:style>
    <style:style style:name="Tabella3.A9" style:family="table-cell">
      <style:table-cell-properties fo:padding="0.097cm" fo:border-left="none" fo:border-right="none" fo:border-top="none" fo:border-bottom="0.05pt solid #000000"/>
    </style:style>
    <style:style style:name="Tabella3.A10" style:family="table-cell">
      <style:table-cell-properties fo:background-color="#ffffcc" fo:padding="0.097cm" fo:border="0.05pt solid #000000">
        <style:background-image/>
      </style:table-cell-properties>
    </style:style>
    <style:style style:name="Tabella3.A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3.C11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12" style:family="table-cell">
      <style:table-cell-properties fo:padding="0.097cm" fo:border-left="0.05pt solid #000000" fo:border-right="none" fo:border-top="none" fo:border-bottom="0.05pt solid #000000"/>
    </style:style>
    <style:style style:name="Tabella3.B12" style:family="table-cell">
      <style:table-cell-properties fo:padding="0.097cm" fo:border-left="0.05pt solid #000000" fo:border-right="none" fo:border-top="none" fo:border-bottom="0.05pt solid #000000"/>
    </style:style>
    <style:style style:name="Tabella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3" style:family="table-cell">
      <style:table-cell-properties fo:padding="0.097cm" fo:border-left="0.05pt solid #000000" fo:border-right="none" fo:border-top="none" fo:border-bottom="0.05pt solid #000000"/>
    </style:style>
    <style:style style:name="Tabella3.B13" style:family="table-cell">
      <style:table-cell-properties fo:padding="0.097cm" fo:border-left="0.05pt solid #000000" fo:border-right="none" fo:border-top="none" fo:border-bottom="0.05pt solid #000000"/>
    </style:style>
    <style:style style:name="Tabella3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B14" style:family="table-cell">
      <style:table-cell-properties fo:padding="0.097cm" fo:border-left="0.05pt solid #000000" fo:border-right="none" fo:border-top="none" fo:border-bottom="0.05pt solid #000000"/>
    </style:style>
    <style:style style:name="Tabella3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A16" style:family="table-cell">
      <style:table-cell-properties fo:padding="0.097cm" fo:border-left="0.05pt solid #000000" fo:border-right="none" fo:border-top="none" fo:border-bottom="0.05pt solid #000000"/>
    </style:style>
    <style:style style:name="Tabella3.B16" style:family="table-cell">
      <style:table-cell-properties fo:padding="0.097cm" fo:border-left="0.05pt solid #000000" fo:border-right="none" fo:border-top="none" fo:border-bottom="0.05pt solid #000000"/>
    </style:style>
    <style:style style:name="Tabella3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8.893cm" table:align="left"/>
    </style:style>
    <style:style style:name="Tabella10.A" style:family="table-column">
      <style:table-column-properties style:column-width="11.03cm"/>
    </style:style>
    <style:style style:name="Tabella10.B" style:family="table-column">
      <style:table-column-properties style:column-width="6.865cm"/>
    </style:style>
    <style:style style:name="Tabella10.C" style:family="table-column">
      <style:table-column-properties style:column-width="3.907cm"/>
    </style:style>
    <style:style style:name="Tabella10.D" style:family="table-column">
      <style:table-column-properties style:column-width="7.091cm"/>
    </style:style>
    <style:style style:name="Tabella10.A1" style:family="table-cell">
      <style:table-cell-properties fo:background-color="#008000" fo:padding="0.097cm" fo:border="0.05pt solid #000000">
        <style:background-image/>
      </style:table-cell-properties>
    </style:style>
    <style:style style:name="Tabella10.A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0.A4" style:family="table-cell">
      <style:table-cell-properties fo:padding="0.097cm" fo:border-left="0.05pt solid #000000" fo:border-right="none" fo:border-top="none" fo:border-bottom="0.05pt solid #000000"/>
    </style:style>
    <style:style style:name="Tabella10.B4" style:family="table-cell">
      <style:table-cell-properties fo:padding="0.097cm" fo:border-left="0.05pt solid #000000" fo:border-right="none" fo:border-top="none" fo:border-bottom="0.05pt solid #000000"/>
    </style:style>
    <style:style style:name="Tabella10.C4" style:family="table-cell">
      <style:table-cell-properties fo:padding="0.097cm" fo:border-left="0.05pt solid #000000" fo:border-right="none" fo:border-top="none" fo:border-bottom="0.05pt solid #000000"/>
    </style:style>
    <style:style style:name="Tabella10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5" style:family="table-cell">
      <style:table-cell-properties fo:padding="0.097cm" fo:border-left="0.05pt solid #000000" fo:border-right="none" fo:border-top="none" fo:border-bottom="0.05pt solid #000000"/>
    </style:style>
    <style:style style:name="Tabella1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0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6" style:family="table-cell">
      <style:table-cell-properties fo:padding="0.097cm" fo:border-left="0.05pt solid #000000" fo:border-right="none" fo:border-top="none" fo:border-bottom="0.05pt solid #000000"/>
    </style:style>
    <style:style style:name="Tabella10.B6" style:family="table-cell">
      <style:table-cell-properties fo:padding="0.097cm" fo:border-left="0.05pt solid #000000" fo:border-right="none" fo:border-top="none" fo:border-bottom="0.05pt solid #000000"/>
    </style:style>
    <style:style style:name="Tabella10.C6" style:family="table-cell">
      <style:table-cell-properties fo:padding="0.097cm" fo:border-left="0.05pt solid #000000" fo:border-right="none" fo:border-top="none" fo:border-bottom="0.05pt solid #000000"/>
    </style:style>
    <style:style style:name="Tabella10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7" style:family="table-cell">
      <style:table-cell-properties fo:padding="0.097cm" fo:border-left="0.05pt solid #000000" fo:border-right="none" fo:border-top="none" fo:border-bottom="0.05pt solid #000000"/>
    </style:style>
    <style:style style:name="Tabella10.D7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8" style:family="table-cell">
      <style:table-cell-properties fo:padding="0.097cm" fo:border-left="0.05pt solid #000000" fo:border-right="none" fo:border-top="none" fo:border-bottom="0.05pt solid #000000"/>
    </style:style>
    <style:style style:name="Tabella10.B8" style:family="table-cell">
      <style:table-cell-properties fo:padding="0.097cm" fo:border-left="0.05pt solid #000000" fo:border-right="none" fo:border-top="none" fo:border-bottom="0.05pt solid #000000"/>
    </style:style>
    <style:style style:name="Tabella10.C8" style:family="table-cell">
      <style:table-cell-properties fo:padding="0.097cm" fo:border-left="0.05pt solid #000000" fo:border-right="none" fo:border-top="none" fo:border-bottom="0.05pt solid #000000"/>
    </style:style>
    <style:style style:name="Tabella10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9" style:family="table-cell">
      <style:table-cell-properties fo:padding="0.097cm" fo:border-left="none" fo:border-right="none" fo:border-top="none" fo:border-bottom="0.05pt solid #000000"/>
    </style:style>
    <style:style style:name="Tabella10.A10" style:family="table-cell">
      <style:table-cell-properties fo:background-color="#ffffcc" fo:padding="0.097cm" fo:border="0.05pt solid #000000">
        <style:background-image/>
      </style:table-cell-properties>
    </style:style>
    <style:style style:name="Tabella10.A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B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C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D11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2" style:family="table-cell">
      <style:table-cell-properties fo:padding="0.097cm" fo:border-left="0.05pt solid #000000" fo:border-right="none" fo:border-top="none" fo:border-bottom="0.05pt solid #000000"/>
    </style:style>
    <style:style style:name="Tabella10.B12" style:family="table-cell">
      <style:table-cell-properties fo:padding="0.097cm" fo:border-left="0.05pt solid #000000" fo:border-right="none" fo:border-top="none" fo:border-bottom="0.05pt solid #000000"/>
    </style:style>
    <style:style style:name="Tabella10.C12" style:family="table-cell">
      <style:table-cell-properties fo:padding="0.097cm" fo:border-left="0.05pt solid #000000" fo:border-right="none" fo:border-top="none" fo:border-bottom="0.05pt solid #000000"/>
    </style:style>
    <style:style style:name="Tabella10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3" style:family="table-cell">
      <style:table-cell-properties fo:padding="0.097cm" fo:border-left="0.05pt solid #000000" fo:border-right="none" fo:border-top="none" fo:border-bottom="0.05pt solid #000000"/>
    </style:style>
    <style:style style:name="Tabella10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4" style:family="table-cell">
      <style:table-cell-properties fo:padding="0.097cm" fo:border-left="0.05pt solid #000000" fo:border-right="none" fo:border-top="none" fo:border-bottom="0.05pt solid #000000"/>
    </style:style>
    <style:style style:name="Tabella10.B14" style:family="table-cell">
      <style:table-cell-properties fo:padding="0.097cm" fo:border-left="0.05pt solid #000000" fo:border-right="none" fo:border-top="none" fo:border-bottom="0.05pt solid #000000"/>
    </style:style>
    <style:style style:name="Tabella10.C14" style:family="table-cell">
      <style:table-cell-properties fo:padding="0.097cm" fo:border-left="0.05pt solid #000000" fo:border-right="none" fo:border-top="none" fo:border-bottom="0.05pt solid #000000"/>
    </style:style>
    <style:style style:name="Tabella10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5" style:family="table-cell">
      <style:table-cell-properties fo:padding="0.097cm" fo:border-left="0.05pt solid #000000" fo:border-right="none" fo:border-top="none" fo:border-bottom="0.05pt solid #000000"/>
    </style:style>
    <style:style style:name="Tabella10.D15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6" style:family="table-cell">
      <style:table-cell-properties fo:padding="0.097cm" fo:border-left="0.05pt solid #000000" fo:border-right="none" fo:border-top="none" fo:border-bottom="0.05pt solid #000000"/>
    </style:style>
    <style:style style:name="Tabella10.B16" style:family="table-cell">
      <style:table-cell-properties fo:padding="0.097cm" fo:border-left="0.05pt solid #000000" fo:border-right="none" fo:border-top="none" fo:border-bottom="0.05pt solid #000000"/>
    </style:style>
    <style:style style:name="Tabella10.C16" style:family="table-cell">
      <style:table-cell-properties fo:padding="0.097cm" fo:border-left="0.05pt solid #000000" fo:border-right="none" fo:border-top="none" fo:border-bottom="0.05pt solid #000000"/>
    </style:style>
    <style:style style:name="Tabella10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887cm" table:align="left"/>
    </style:style>
    <style:style style:name="Tabella4.A" style:family="table-column">
      <style:table-column-properties style:column-width="10.019cm"/>
    </style:style>
    <style:style style:name="Tabella4.B" style:family="table-column">
      <style:table-column-properties style:column-width="4.697cm"/>
    </style:style>
    <style:style style:name="Tabella4.C" style:family="table-column">
      <style:table-column-properties style:column-width="2.824cm"/>
    </style:style>
    <style:style style:name="Tabella4.D" style:family="table-column">
      <style:table-column-properties style:column-width="1.813cm"/>
    </style:style>
    <style:style style:name="Tabella4.G" style:family="table-column">
      <style:table-column-properties style:column-width="5.907cm"/>
    </style:style>
    <style:style style:name="Tabella4.A1" style:family="table-cell">
      <style:table-cell-properties fo:background-color="#008000" fo:padding="0.097cm" fo:border="0.05pt solid #000000">
        <style:background-image/>
      </style:table-cell-properties>
    </style:style>
    <style:style style:name="Tabella4.A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G3" style:family="table-cell">
      <style:table-cell-properties fo:background-color="#e6e6ff" fo:padding="0.097cm" fo:border="0.05pt solid #000000">
        <style:background-image/>
      </style:table-cell-properties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B4" style:family="table-cell">
      <style:table-cell-properties fo:padding="0.097cm" fo:border-left="0.05pt solid #000000" fo:border-right="none" fo:border-top="none" fo:border-bottom="0.05pt solid #000000"/>
    </style:style>
    <style:style style:name="Tabella4.C4" style:family="table-cell">
      <style:table-cell-properties fo:padding="0.097cm" fo:border-left="0.05pt solid #000000" fo:border-right="none" fo:border-top="none" fo:border-bottom="0.05pt solid #000000"/>
    </style:style>
    <style:style style:name="Tabella4.D4" style:family="table-cell">
      <style:table-cell-properties fo:padding="0.097cm" fo:border-left="0.05pt solid #000000" fo:border-right="none" fo:border-top="none" fo:border-bottom="0.05pt solid #000000"/>
    </style:style>
    <style:style style:name="Tabella4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none" fo:border-top="none" fo:border-bottom="0.05pt solid #000000"/>
    </style:style>
    <style:style style:name="Tabella4.B5" style:family="table-cell">
      <style:table-cell-properties fo:padding="0.097cm" fo:border-left="0.05pt solid #000000" fo:border-right="none" fo:border-top="none" fo:border-bottom="0.05pt solid #000000"/>
    </style:style>
    <style:style style:name="Tabella4.C5" style:family="table-cell">
      <style:table-cell-properties fo:padding="0.097cm" fo:border-left="0.05pt solid #000000" fo:border-right="none" fo:border-top="none" fo:border-bottom="0.05pt solid #000000"/>
    </style:style>
    <style:style style:name="Tabella4.D5" style:family="table-cell">
      <style:table-cell-properties fo:padding="0.097cm" fo:border-left="0.05pt solid #000000" fo:border-right="none" fo:border-top="none" fo:border-bottom="0.05pt solid #000000"/>
    </style:style>
    <style:style style:name="Tabella4.E5" style:family="table-cell">
      <style:table-cell-properties fo:padding="0.097cm" fo:border-left="0.05pt solid #000000" fo:border-right="none" fo:border-top="none" fo:border-bottom="0.05pt solid #000000"/>
    </style:style>
    <style:style style:name="Tabella4.F5" style:family="table-cell">
      <style:table-cell-properties fo:padding="0.097cm" fo:border-left="0.05pt solid #000000" fo:border-right="none" fo:border-top="none" fo:border-bottom="0.05pt solid #000000"/>
    </style:style>
    <style:style style:name="Tabella4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none" fo:border-top="none" fo:border-bottom="0.05pt solid #000000"/>
    </style:style>
    <style:style style:name="Tabella4.B6" style:family="table-cell">
      <style:table-cell-properties fo:padding="0.097cm" fo:border-left="0.05pt solid #000000" fo:border-right="none" fo:border-top="none" fo:border-bottom="0.05pt solid #000000"/>
    </style:style>
    <style:style style:name="Tabella4.C6" style:family="table-cell">
      <style:table-cell-properties fo:padding="0.097cm" fo:border-left="0.05pt solid #000000" fo:border-right="none" fo:border-top="none" fo:border-bottom="0.05pt solid #000000"/>
    </style:style>
    <style:style style:name="Tabella4.D6" style:family="table-cell">
      <style:table-cell-properties fo:padding="0.097cm" fo:border-left="0.05pt solid #000000" fo:border-right="none" fo:border-top="none" fo:border-bottom="0.05pt solid #000000"/>
    </style:style>
    <style:style style:name="Tabella4.G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none" fo:border-top="none" fo:border-bottom="0.05pt solid #000000"/>
    </style:style>
    <style:style style:name="Tabella4.D7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4.G7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4.A8" style:family="table-cell">
      <style:table-cell-properties fo:padding="0.097cm" fo:border-left="0.05pt solid #000000" fo:border-right="none" fo:border-top="none" fo:border-bottom="0.05pt solid #000000"/>
    </style:style>
    <style:style style:name="Tabella4.B8" style:family="table-cell">
      <style:table-cell-properties fo:padding="0.097cm" fo:border-left="0.05pt solid #000000" fo:border-right="none" fo:border-top="none" fo:border-bottom="0.05pt solid #000000"/>
    </style:style>
    <style:style style:name="Tabella4.C8" style:family="table-cell">
      <style:table-cell-properties fo:padding="0.097cm" fo:border-left="0.05pt solid #000000" fo:border-right="none" fo:border-top="none" fo:border-bottom="0.05pt solid #000000"/>
    </style:style>
    <style:style style:name="Tabella4.D8" style:family="table-cell">
      <style:table-cell-properties fo:padding="0.097cm" fo:border-left="0.05pt solid #000000" fo:border-right="none" fo:border-top="none" fo:border-bottom="0.05pt solid #000000"/>
    </style:style>
    <style:style style:name="Tabella4.G8" style:family="table-cell">
      <style:table-cell-properties fo:padding="0.097cm" fo:border="none"/>
    </style:style>
    <style:style style:name="Tabella4.A9" style:family="table-cell">
      <style:table-cell-properties fo:padding="0.097cm" fo:border-left="none" fo:border-right="none" fo:border-top="none" fo:border-bottom="0.05pt solid #000000"/>
    </style:style>
    <style:style style:name="Tabella4.A10" style:family="table-cell">
      <style:table-cell-properties fo:background-color="#ffffcc" fo:padding="0.097cm" fo:border="0.05pt solid #000000">
        <style:background-image/>
      </style:table-cell-properties>
    </style:style>
    <style:style style:name="Tabella4.A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4.G11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12" style:family="table-cell">
      <style:table-cell-properties fo:padding="0.097cm" fo:border-left="0.05pt solid #000000" fo:border-right="none" fo:border-top="none" fo:border-bottom="0.05pt solid #000000"/>
    </style:style>
    <style:style style:name="Tabella4.B12" style:family="table-cell">
      <style:table-cell-properties fo:padding="0.097cm" fo:border-left="0.05pt solid #000000" fo:border-right="none" fo:border-top="none" fo:border-bottom="0.05pt solid #000000"/>
    </style:style>
    <style:style style:name="Tabella4.C12" style:family="table-cell">
      <style:table-cell-properties fo:padding="0.097cm" fo:border-left="0.05pt solid #000000" fo:border-right="none" fo:border-top="none" fo:border-bottom="0.05pt solid #000000"/>
    </style:style>
    <style:style style:name="Tabella4.D12" style:family="table-cell">
      <style:table-cell-properties fo:padding="0.097cm" fo:border-left="0.05pt solid #000000" fo:border-right="none" fo:border-top="none" fo:border-bottom="0.05pt solid #000000"/>
    </style:style>
    <style:style style:name="Tabella4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none" fo:border-top="none" fo:border-bottom="0.05pt solid #000000"/>
    </style:style>
    <style:style style:name="Tabella4.B13" style:family="table-cell">
      <style:table-cell-properties fo:padding="0.097cm" fo:border-left="0.05pt solid #000000" fo:border-right="none" fo:border-top="none" fo:border-bottom="0.05pt solid #000000"/>
    </style:style>
    <style:style style:name="Tabella4.C13" style:family="table-cell">
      <style:table-cell-properties fo:padding="0.097cm" fo:border-left="0.05pt solid #000000" fo:border-right="none" fo:border-top="none" fo:border-bottom="0.05pt solid #000000"/>
    </style:style>
    <style:style style:name="Tabella4.D13" style:family="table-cell">
      <style:table-cell-properties fo:padding="0.097cm" fo:border-left="0.05pt solid #000000" fo:border-right="none" fo:border-top="none" fo:border-bottom="0.05pt solid #000000"/>
    </style:style>
    <style:style style:name="Tabella4.E13" style:family="table-cell">
      <style:table-cell-properties fo:padding="0.097cm" fo:border-left="0.05pt solid #000000" fo:border-right="none" fo:border-top="none" fo:border-bottom="0.05pt solid #000000"/>
    </style:style>
    <style:style style:name="Tabella4.F13" style:family="table-cell">
      <style:table-cell-properties fo:padding="0.097cm" fo:border-left="0.05pt solid #000000" fo:border-right="none" fo:border-top="none" fo:border-bottom="0.05pt solid #000000"/>
    </style:style>
    <style:style style:name="Tabella4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4" style:family="table-cell">
      <style:table-cell-properties fo:padding="0.097cm" fo:border-left="0.05pt solid #000000" fo:border-right="none" fo:border-top="none" fo:border-bottom="0.05pt solid #000000"/>
    </style:style>
    <style:style style:name="Tabella4.B14" style:family="table-cell">
      <style:table-cell-properties fo:padding="0.097cm" fo:border-left="0.05pt solid #000000" fo:border-right="none" fo:border-top="none" fo:border-bottom="0.05pt solid #000000"/>
    </style:style>
    <style:style style:name="Tabella4.C14" style:family="table-cell">
      <style:table-cell-properties fo:padding="0.097cm" fo:border-left="0.05pt solid #000000" fo:border-right="none" fo:border-top="none" fo:border-bottom="0.05pt solid #000000"/>
    </style:style>
    <style:style style:name="Tabella4.D14" style:family="table-cell">
      <style:table-cell-properties fo:padding="0.097cm" fo:border-left="0.05pt solid #000000" fo:border-right="none" fo:border-top="none" fo:border-bottom="0.05pt solid #000000"/>
    </style:style>
    <style:style style:name="Tabella4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5" style:family="table-cell">
      <style:table-cell-properties fo:padding="0.097cm" fo:border-left="0.05pt solid #000000" fo:border-right="none" fo:border-top="none" fo:border-bottom="0.05pt solid #000000"/>
    </style:style>
    <style:style style:name="Tabella4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6" style:family="table-cell">
      <style:table-cell-properties fo:padding="0.097cm" fo:border-left="0.05pt solid #000000" fo:border-right="none" fo:border-top="none" fo:border-bottom="0.05pt solid #000000"/>
    </style:style>
    <style:style style:name="Tabella4.B16" style:family="table-cell">
      <style:table-cell-properties fo:padding="0.097cm" fo:border-left="0.05pt solid #000000" fo:border-right="none" fo:border-top="none" fo:border-bottom="0.05pt solid #000000"/>
    </style:style>
    <style:style style:name="Tabella4.C16" style:family="table-cell">
      <style:table-cell-properties fo:padding="0.097cm" fo:border-left="0.05pt solid #000000" fo:border-right="none" fo:border-top="none" fo:border-bottom="0.05pt solid #000000"/>
    </style:style>
    <style:style style:name="Tabella4.D16" style:family="table-cell">
      <style:table-cell-properties fo:padding="0.097cm" fo:border-left="0.05pt solid #000000" fo:border-right="none" fo:border-top="none" fo:border-bottom="0.05pt solid #000000"/>
    </style:style>
    <style:style style:name="Tabella4.G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8.894cm" table:align="left"/>
    </style:style>
    <style:style style:name="Tabella11.A" style:family="table-column">
      <style:table-column-properties style:column-width="28.894cm"/>
    </style:style>
    <style:style style:name="Tabella11.A1" style:family="table-cell">
      <style:table-cell-properties fo:background-color="#008000" fo:padding="0.097cm" fo:border="0.05pt solid #000000">
        <style:background-image/>
      </style:table-cell-properties>
    </style:style>
    <style:style style:name="Tabella9" style:family="table">
      <style:table-properties style:width="28.891cm" table:align="left"/>
    </style:style>
    <style:style style:name="Tabella9.A" style:family="table-column">
      <style:table-column-properties style:column-width="11.742cm"/>
    </style:style>
    <style:style style:name="Tabella9.B" style:family="table-column">
      <style:table-column-properties style:column-width="3.463cm"/>
    </style:style>
    <style:style style:name="Tabella9.C" style:family="table-column">
      <style:table-column-properties style:column-width="1.882cm"/>
    </style:style>
    <style:style style:name="Tabella9.D" style:family="table-column">
      <style:table-column-properties style:column-width="3.306cm"/>
    </style:style>
    <style:style style:name="Tabella9.E" style:family="table-column">
      <style:table-column-properties style:column-width="4.249cm"/>
    </style:style>
    <style:style style:name="Tabella9.A1" style:family="table-cell">
      <style:table-cell-properties fo:background-color="#004586" fo:padding="0.097cm" fo:border="0.05pt solid #000000">
        <style:background-image/>
      </style:table-cell-properties>
    </style:style>
    <style:style style:name="Tabella9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9.F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3" style:family="table-cell">
      <style:table-cell-properties fo:padding="0.097cm" fo:border-left="0.05pt solid #000000" fo:border-right="none" fo:border-top="none" fo:border-bottom="0.05pt solid #000000"/>
    </style:style>
    <style:style style:name="Tabella9.B3" style:family="table-cell">
      <style:table-cell-properties fo:padding="0.097cm" fo:border-left="0.05pt solid #000000" fo:border-right="none" fo:border-top="none" fo:border-bottom="0.05pt solid #000000"/>
    </style:style>
    <style:style style:name="Tabella9.C3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9.F3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5" style:family="table-cell">
      <style:table-cell-properties fo:padding="0.097cm" fo:border-left="0.05pt solid #000000" fo:border-right="none" fo:border-top="none" fo:border-bottom="0.05pt solid #000000"/>
    </style:style>
    <style:style style:name="Tabella9.B5" style:family="table-cell">
      <style:table-cell-properties fo:padding="0.097cm" fo:border-left="0.05pt solid #000000" fo:border-right="none" fo:border-top="none" fo:border-bottom="0.05pt solid #000000"/>
    </style:style>
    <style:style style:name="Tabella9.C5" style:family="table-cell">
      <style:table-cell-properties fo:padding="0.097cm" fo:border-left="0.05pt solid #000000" fo:border-right="none" fo:border-top="none" fo:border-bottom="0.05pt solid #000000"/>
    </style:style>
    <style:style style:name="Tabella9.E5" style:family="table-cell">
      <style:table-cell-properties fo:padding="0.097cm" fo:border-left="0.05pt solid #000000" fo:border-right="none" fo:border-top="none" fo:border-bottom="0.05pt solid #000000"/>
    </style:style>
    <style:style style:name="Tabella9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6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9.F6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7" style:family="table-cell">
      <style:table-cell-properties fo:padding="0.097cm" fo:border-left="0.05pt solid #000000" fo:border-right="none" fo:border-top="none" fo:border-bottom="0.05pt solid #000000"/>
    </style:style>
    <style:style style:name="Tabella9.B7" style:family="table-cell">
      <style:table-cell-properties fo:padding="0.097cm" fo:border-left="0.05pt solid #000000" fo:border-right="none" fo:border-top="none" fo:border-bottom="0.05pt solid #000000"/>
    </style:style>
    <style:style style:name="Tabella9.C7" style:family="table-cell">
      <style:table-cell-properties fo:padding="0.097cm" fo:border-left="0.05pt solid #000000" fo:border-right="none" fo:border-top="none" fo:border-bottom="0.05pt solid #000000"/>
    </style:style>
    <style:style style:name="Tabella9.E7" style:family="table-cell">
      <style:table-cell-properties fo:padding="0.097cm" fo:border-left="0.05pt solid #000000" fo:border-right="none" fo:border-top="none" fo:border-bottom="0.05pt solid #000000"/>
    </style:style>
    <style:style style:name="Tabella9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8" style:family="table-cell">
      <style:table-cell-properties fo:padding="0.097cm" fo:border-left="0.05pt solid #000000" fo:border-right="none" fo:border-top="none" fo:border-bottom="0.05pt solid #000000"/>
    </style:style>
    <style:style style:name="Tabella9.B8" style:family="table-cell">
      <style:table-cell-properties fo:padding="0.097cm" fo:border-left="0.05pt solid #000000" fo:border-right="none" fo:border-top="none" fo:border-bottom="0.05pt solid #000000"/>
    </style:style>
    <style:style style:name="Tabella9.C8" style:family="table-cell">
      <style:table-cell-properties fo:padding="0.097cm" fo:border-left="0.05pt solid #000000" fo:border-right="none" fo:border-top="none" fo:border-bottom="0.05pt solid #000000"/>
    </style:style>
    <style:style style:name="Tabella9.E8" style:family="table-cell">
      <style:table-cell-properties fo:padding="0.097cm" fo:border-left="0.05pt solid #000000" fo:border-right="none" fo:border-top="none" fo:border-bottom="0.05pt solid #000000"/>
    </style:style>
    <style:style style:name="Tabella9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9" style:family="table-cell">
      <style:table-cell-properties fo:padding="0.097cm" fo:border-left="0.05pt solid #000000" fo:border-right="none" fo:border-top="none" fo:border-bottom="0.05pt solid #000000"/>
    </style:style>
    <style:style style:name="Tabella9.B9" style:family="table-cell">
      <style:table-cell-properties fo:padding="0.097cm" fo:border-left="0.05pt solid #000000" fo:border-right="none" fo:border-top="none" fo:border-bottom="0.05pt solid #000000"/>
    </style:style>
    <style:style style:name="Tabella9.C9" style:family="table-cell">
      <style:table-cell-properties fo:padding="0.097cm" fo:border-left="0.05pt solid #000000" fo:border-right="none" fo:border-top="none" fo:border-bottom="0.05pt solid #000000"/>
    </style:style>
    <style:style style:name="Tabella9.D9" style:family="table-cell">
      <style:table-cell-properties fo:padding="0.097cm" fo:border-left="0.05pt solid #000000" fo:border-right="none" fo:border-top="none" fo:border-bottom="0.05pt solid #000000"/>
    </style:style>
    <style:style style:name="Tabella9.E9" style:family="table-cell">
      <style:table-cell-properties fo:padding="0.097cm" fo:border-left="0.05pt solid #000000" fo:border-right="none" fo:border-top="none" fo:border-bottom="0.05pt solid #000000"/>
    </style:style>
    <style:style style:name="Tabella9.F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0" style:family="table-cell">
      <style:table-cell-properties fo:padding="0.097cm" fo:border-left="0.05pt solid #000000" fo:border-right="none" fo:border-top="none" fo:border-bottom="0.05pt solid #000000"/>
    </style:style>
    <style:style style:name="Tabella9.B10" style:family="table-cell">
      <style:table-cell-properties fo:padding="0.097cm" fo:border-left="0.05pt solid #000000" fo:border-right="none" fo:border-top="none" fo:border-bottom="0.05pt solid #000000"/>
    </style:style>
    <style:style style:name="Tabella9.C10" style:family="table-cell">
      <style:table-cell-properties fo:padding="0.097cm" fo:border-left="0.05pt solid #000000" fo:border-right="none" fo:border-top="none" fo:border-bottom="0.05pt solid #000000"/>
    </style:style>
    <style:style style:name="Tabella9.E10" style:family="table-cell">
      <style:table-cell-properties fo:padding="0.097cm" fo:border-left="0.05pt solid #000000" fo:border-right="none" fo:border-top="none" fo:border-bottom="0.05pt solid #000000"/>
    </style:style>
    <style:style style:name="Tabella9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1" style:family="table-cell">
      <style:table-cell-properties fo:padding="0.097cm" fo:border-left="0.05pt solid #000000" fo:border-right="none" fo:border-top="none" fo:border-bottom="0.05pt solid #000000"/>
    </style:style>
    <style:style style:name="Tabella9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28.891cm" table:align="left"/>
    </style:style>
    <style:style style:name="Tabella1.A" style:family="table-column">
      <style:table-column-properties style:column-width="11.742cm"/>
    </style:style>
    <style:style style:name="Tabella1.B" style:family="table-column">
      <style:table-column-properties style:column-width="4.401cm"/>
    </style:style>
    <style:style style:name="Tabella1.C" style:family="table-column">
      <style:table-column-properties style:column-width="4.249cm"/>
    </style:style>
    <style:style style:name="Tabella1.A1" style:family="table-cell">
      <style:table-cell-properties fo:background-color="#004586" fo:padding="0.097cm" fo:border="0.05pt solid #000000">
        <style:background-image/>
      </style:table-cell-properties>
    </style:style>
    <style:style style:name="Tabella1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.E6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.097cm" fo:border-left="0.05pt solid #000000" fo:border-right="none" fo:border-top="none" fo:border-bottom="0.05pt solid #000000"/>
    </style:style>
    <style:style style:name="Tabella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none" fo:border-top="none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e6e6ff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8309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a0f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8309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a0f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14357a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21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officeooo:paragraph-rsid="0010269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Heading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Heading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Standard">
      <style:paragraph-properties fo:margin-top="0cm" fo:margin-bottom="0cm" loext:contextual-spacing="false" fo:text-align="center" style:justify-single-word="false" fo:background-color="#e6e6ff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36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3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1026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18309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officeooo:paragraph-rsid="001a0f2d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8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5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51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5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4357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3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4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7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bold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6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5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14357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6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7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8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14357a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9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0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1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solid" style:text-underline-width="auto" style:text-underline-color="font-color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2" style:family="paragraph" style:parent-style-name="Standard" style:master-page-name="">
      <style:paragraph-properties fo:margin-top="0.101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3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4" style:family="paragraph" style:parent-style-name="Standard">
      <style:paragraph-properties fo:margin-top="0.101cm" fo:margin-bottom="0cm" loext:contextual-spacing="false" fo:text-align="start" style:justify-single-word="false" fo:break-before="pag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style:font-name-asian="SimSun" style:font-size-asian="9pt" style:font-name-complex="Tahoma" style:font-size-complex="9pt"/>
    </style:style>
    <style:style style:name="P86" style:family="paragraph" style:parent-style-name="Table_20_Contents">
      <style:paragraph-properties fo:text-align="start" style:justify-single-word="false"/>
      <style:text-properties fo:font-size="9pt" style:font-name-asian="SimSun" style:font-size-asian="9pt" style:font-name-complex="Tahoma" style:font-size-complex="9pt"/>
    </style:style>
    <style:style style:name="P87" style:family="paragraph" style:parent-style-name="Table_20_Contents">
      <style:paragraph-properties fo:text-align="start" style:justify-single-word="false"/>
      <style:text-properties fo:font-size="9pt" officeooo:paragraph-rsid="0010269d" style:font-name-asian="SimSun" style:font-size-asian="9pt" style:font-name-complex="Tahoma" style:font-size-complex="9pt"/>
    </style:style>
    <style:style style:name="P88" style:family="paragraph" style:parent-style-name="Table_20_Contents">
      <style:paragraph-properties fo:text-align="center" style:justify-single-word="false"/>
      <style:text-properties fo:font-size="9pt" style:font-name-asian="SimSun" style:font-size-asian="9pt" style:font-name-complex="Tahoma" style:font-size-complex="9pt"/>
    </style:style>
    <style:style style:name="P89" style:family="paragraph" style:parent-style-name="Table_20_Contents">
      <style:paragraph-properties fo:text-align="start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font-size="8pt" fo:font-style="normal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font-size="8pt" fo:font-style="normal" fo:font-weight="bold" officeooo:rsid="00131ee9" officeooo:paragraph-rsid="00131ee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font-size="8pt" fo:font-style="normal" fo:font-weight="bold" officeooo:rsid="0013c44b" officeooo:paragraph-rsid="0013c44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9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345c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3867a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3bb88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345c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5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6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9pt" fo:font-style="normal" style:text-underline-style="none" fo:font-weight="bold" officeooo:rsid="0014357a" officeooo:paragraph-rsid="003bd8d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7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3bd8d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8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9pt" fo:font-style="normal" style:text-underline-style="none" fo:font-weight="bold" officeooo:rsid="0014357a" officeooo:paragraph-rsid="003bb88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9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1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2" style:family="paragraph">
      <style:paragraph-properties fo:text-align="center"/>
    </style:style>
    <style:style style:name="T1" style:family="text">
      <style:text-properties fo:color="#b3b3b3" style:text-underline-style="none"/>
    </style:style>
    <style:style style:name="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14357a" style:font-size-asian="9pt" style:font-size-complex="9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Arial" fo:font-size="10pt" style:text-underline-style="solid" style:text-underline-width="auto" style:text-underline-color="font-color" style:font-size-asian="14pt" style:font-size-complex="10pt"/>
    </style:style>
    <style:style style:name="T12" style:family="text"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color="#ffff00" style:font-name="Verdana" fo:font-size="9pt" style:text-underline-style="none" style:font-size-asian="9pt" style:font-size-complex="9pt"/>
    </style:style>
    <style:style style:name="T15" style:family="text">
      <style:text-properties officeooo:rsid="00053239"/>
    </style:style>
    <style:style style:name="T16" style:family="text">
      <style:text-properties officeooo:rsid="000689a4"/>
    </style:style>
    <style:style style:name="T17" style:family="text">
      <style:text-properties officeooo:rsid="00131ee9"/>
    </style:style>
    <style:style style:name="T18" style:family="text">
      <style:text-properties officeooo:rsid="0014357a"/>
    </style:style>
    <style:style style:name="T19" style:family="text">
      <style:text-properties officeooo:rsid="00183096"/>
    </style:style>
    <style:style style:name="T20" style:family="text">
      <style:text-properties officeooo:rsid="001c4520"/>
    </style:style>
    <style:style style:name="T21" style:family="text">
      <style:text-properties officeooo:rsid="001fb61b"/>
    </style:style>
    <style:style style:name="T22" style:family="text">
      <style:text-properties officeooo:rsid="003bd8d8"/>
    </style:style>
    <style:style style:name="T23" style:family="text">
      <style:text-properties fo:color="#000000" style:font-name="Verdana" fo:font-size="9pt" fo:font-style="normal" style:text-underline-style="none" fo:font-weight="bold" officeooo: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24" style:family="text">
      <style:text-properties officeooo:rsid="00455e96"/>
    </style:style>
    <style:style style:name="T25" style:family="text">
      <style:text-properties fo:color="#cc3300"/>
    </style:style>
    <style:style style:name="T26" style:family="text">
      <style:text-properties fo:color="#cc3300" officeooo:rsid="001fb61b"/>
    </style:style>
    <style:style style:name="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2"><text:placeholder text:placeholder-type="text">&lt;setLang('it_IT')&gt;</text:placeholder></text:span><text:span text:style-name="T11"><text:line-break/></text:span><text:text-input text:description="&lt;for each=&quot;contract in wizard_objects(objects, data)&quot;&gt;">loop contracts</text:text-input></text:p>
      <text:p text:style-name="P37"><text:span text:style-name="T8"><text:placeholder text:placeholder-type="text">&lt;reset_counters()&gt;</text:placeholder></text:span></text:p>
      <text:p text:style-name="P37"><text:span text:style-name="T8"/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header-rows>
          <table:table-row table:style-name="Tabella8.1">
            <table:table-cell table:style-name="Tabella8.A1" table:number-columns-spanned="3" office:value-type="string">
              <text:p text:style-name="P7">SEZIONE: DETTAGLIO CONTRATTO</text:p>
            </table:table-cell>
            <table:covered-table-cell/>
            <table:covered-table-cell/>
          </table:table-row>
          <table:table-row table:style-name="Tabella8.1">
            <table:table-cell table:style-name="Tabella8.A2" table:number-columns-spanned="3" office:value-type="string">
              <text:p text:style-name="P6">CONTRATTO PRINCIPALE</text:p>
            </table:table-cell>
            <table:covered-table-cell/>
            <table:covered-table-cell/>
          </table:table-row>
        </table:table-header-rows>
        <table:table-row>
          <table:table-cell table:style-name="Tabella8.A4" office:value-type="string">
            <text:p text:style-name="P37">Contratto: <text:span text:style-name="T8">[</text:span><text:span text:style-name="T8"><text:placeholder text:placeholder-type="text">&lt;contract.code&gt;</text:placeholder></text:span><text:span text:style-name="T8">] </text:span><text:span text:style-name="T8"><text:placeholder text:placeholder-type="text">&lt;contract.name&gt;</text:placeholder></text:span><text:span text:style-name="T8"> </text:span></text:p>
          </table:table-cell>
          <table:table-cell table:style-name="Tabella8.B4" office:value-type="string">
            <text:p text:style-name="P37">Dipartimento: <text:span text:style-name="T8"><text:placeholder text:placeholder-type="text">&lt;contract.department_id.name&gt;</text:placeholder></text:span></text:p>
          </table:table-cell>
          <table:table-cell table:style-name="Tabella8.C4" office:value-type="string">
            <text:p text:style-name="P37">Totale: <text:span text:style-name="T8"><text:placeholder text:placeholder-type="text">&lt;formatLang(contract.total_amount)&gt;</text:placeholder></text:span><text:span text:style-name="T8"> </text:span><text:span text:style-name="T8"><text:placeholder text:placeholder-type="text">&lt;contract.currency_id.symbol&gt;</text:placeholder></text:span></text:p>
          </table:table-cell>
        </table:table-row>
        <table:table-row>
          <table:table-cell table:style-name="Tabella8.A4" office:value-type="string">
            <text:p text:style-name="P37">Partner:<text:span text:style-name="T8"> </text:span><text:span text:style-name="T8"><text:placeholder text:placeholder-type="text">&lt;contract.partner_id.name&gt;</text:placeholder></text:span></text:p>
          </table:table-cell>
          <table:table-cell table:style-name="Tabella8.B4" office:value-type="string">
            <text:p text:style-name="P37">Operazione di default: <text:span text:style-name="T8"><text:placeholder text:placeholder-type="text">&lt;contract.default_operation&gt;</text:placeholder></text:span><text:span text:style-name="T8"> = </text:span><text:span text:style-name="T8"><text:placeholder text:placeholder-type="text">&lt;contract.total_amount_operation&gt;</text:placeholder></text:span><text:span text:style-name="T8"> <text:line-break/></text:span>Prezzo di vendita: <text:span text:style-name="T8"><text:placeholder text:placeholder-type="text">&lt;contract.price_operation&gt;</text:placeholder></text:span></text:p>
          </table:table-cell>
          <table:table-cell table:style-name="Tabella8.C4" office:value-type="string">
            <text:p text:style-name="P37">Periodo: <text:span text:style-name="T8"><text:placeholder text:placeholder-type="text">&lt;formatLang(contract.date_start, date=True) if contract.date_start else ""&gt;</text:placeholder></text:span><text:span text:style-name="T8"> - </text:span><text:span text:style-name="T8"><text:placeholder text:placeholder-type="text">&lt;formatLang(contract.date, date=True) if contract.date else ""&gt;</text:placeholder></text:span><text:span text:style-name="T8"> </text:span></text:p>
          </table:table-cell>
        </table:table-row>
        <table:table-row table:style-name="Tabella8.1">
          <table:table-cell table:style-name="Tabella8.A5" table:number-columns-spanned="3" office:value-type="string">
            <text:p text:style-name="P37">Note: <text:span text:style-name="T8"><text:placeholder text:placeholder-type="text">&lt;contract.description&gt;</text:placeholder></text:span></text:p>
          </table:table-cell>
          <table:covered-table-cell/>
          <table:covered-table-cell/>
        </table:table-row>
      </table:table>
      <text:p text:style-name="P68"/>
      <text:p text:style-name="P22"><text:placeholder text:placeholder-type="text">&lt;if test="contract.has_subcontract"&gt;</text:placeholder></text:p>
      <text:p text:style-name="P2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header-rows>
          <table:table-row>
            <table:table-cell table:style-name="Tabella2.A1" table:number-columns-spanned="6" office:value-type="string">
              <text:p text:style-name="P4">SOTTO-CONTRAT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2.2">
            <table:table-cell table:style-name="Tabella2.A2" office:value-type="string">
              <text:p text:style-name="P82">Sotto-contratto</text:p>
            </table:table-cell>
            <table:table-cell table:style-name="Tabella2.A2" office:value-type="string">
              <text:p text:style-name="P82">Periodo</text:p>
            </table:table-cell>
            <table:table-cell table:style-name="Tabella2.A2" office:value-type="string">
              <text:p text:style-name="P82">Totale</text:p>
            </table:table-cell>
            <table:table-cell table:style-name="Tabella2.A2" office:value-type="string">
              <text:p text:style-name="P82">Partner</text:p>
            </table:table-cell>
            <table:table-cell table:style-name="Tabella2.A2" office:value-type="string">
              <text:p text:style-name="P82">Dipartimento</text:p>
            </table:table-cell>
            <table:table-cell table:style-name="Tabella2.F2" office:value-type="string">
              <text:p text:style-name="P82">Operazione</text:p>
            </table:table-cell>
          </table:table-row>
        </table:table-header-rows>
        <table:table-row>
          <table:table-cell table:style-name="Tabella2.A5" office:value-type="string">
            <text:p text:style-name="P76"><text:text-input text:description="&lt;for each=&quot;subcontract in contract.child_ids&quot;&gt;">loop subcontracts</text:text-input></text:p>
          </table:table-cell>
          <table:table-cell table:style-name="Tabella2.B5" office:value-type="string">
            <text:p text:style-name="P85"/>
          </table:table-cell>
          <table:table-cell table:style-name="Tabella2.C5" office:value-type="string">
            <text:p text:style-name="P85"/>
          </table:table-cell>
          <table:table-cell table:style-name="Tabella2.D5" office:value-type="string">
            <text:p text:style-name="P85"/>
          </table:table-cell>
          <table:table-cell table:style-name="Tabella2.E5" office:value-type="string">
            <text:p text:style-name="P85"/>
          </table:table-cell>
          <table:table-cell table:style-name="Tabella2.F5" office:value-type="string">
            <text:p text:style-name="P85"/>
          </table:table-cell>
        </table:table-row>
        <table:table-row>
          <table:table-cell table:style-name="Tabella2.A5" office:value-type="string">
            <text:p text:style-name="P46">[<text:placeholder text:placeholder-type="text">&lt;subcontract.code&gt;</text:placeholder>] <text:placeholder text:placeholder-type="text">&lt;subcontract.name&gt;</text:placeholder></text:p>
          </table:table-cell>
          <table:table-cell table:style-name="Tabella2.B5" office:value-type="string">
            <text:p text:style-name="P48"><text:placeholder text:placeholder-type="text">&lt;formatLang(contract.date_start, date=True) if contract.date_start else ""&gt;</text:placeholder></text:p>
            <text:p text:style-name="P48"><text:placeholder text:placeholder-type="text">&lt;formatLang(contract.date, date=True) if contract.date else ""&gt;</text:placeholder> </text:p>
          </table:table-cell>
          <table:table-cell table:style-name="Tabella2.C5" office:value-type="string">
            <text:p text:style-name="P49"><text:placeholder text:placeholder-type="text">&lt;formatLang(subcontract.total_amount)&gt;</text:placeholder> <text:placeholder text:placeholder-type="text">&lt;contract.currency_id.symbol&gt;</text:placeholder></text:p>
          </table:table-cell>
          <table:table-cell table:style-name="Tabella2.D5" office:value-type="string">
            <text:p text:style-name="P46"><text:placeholder text:placeholder-type="text">&lt;contract.partner_id.name&gt;</text:placeholder></text:p>
          </table:table-cell>
          <table:table-cell table:style-name="Tabella2.E5" office:value-type="string">
            <text:p text:style-name="P46"><text:placeholder text:placeholder-type="text">&lt;subcontract.department_id.name&gt;</text:placeholder></text:p>
          </table:table-cell>
          <table:table-cell table:style-name="Tabella2.F5" office:value-type="string">
            <text:p text:style-name="P46">Op: <text:placeholder text:placeholder-type="text">&lt;subcontract.default_operation&gt;</text:placeholder></text:p>
            <text:p text:style-name="P46">tot.: <text:placeholder text:placeholder-type="text">&lt;formatLang(subcontract.total_amount_operation)&gt;</text:placeholder></text:p>
          </table:table-cell>
        </table:table-row>
        <table:table-row>
          <table:table-cell table:style-name="Tabella2.A5" office:value-type="string">
            <text:p text:style-name="P10"><text:text-input text:description="&lt;/for&gt;">end subcontracts</text:text-input></text:p>
          </table:table-cell>
          <table:table-cell table:style-name="Tabella2.B5" office:value-type="string">
            <text:p text:style-name="P85"/>
          </table:table-cell>
          <table:table-cell table:style-name="Tabella2.C5" office:value-type="string">
            <text:p text:style-name="P85"/>
          </table:table-cell>
          <table:table-cell table:style-name="Tabella2.D5" office:value-type="string">
            <text:p text:style-name="P85"/>
          </table:table-cell>
          <table:table-cell table:style-name="Tabella2.E5" office:value-type="string">
            <text:p text:style-name="P85"/>
          </table:table-cell>
          <table:table-cell table:style-name="Tabella2.F5" office:value-type="string">
            <text:p text:style-name="P85"/>
          </table:table-cell>
        </table:table-row>
      </table:table>
      <text:p text:style-name="P10"/>
      <text:p text:style-name="P22"><text:placeholder text:placeholder-type="text">&lt;/if&gt;</text:placeholder> <text:span text:style-name="T22">subcontract</text:span></text:p>
      <text:p text:style-name="P22"/>
      <text:p text:style-name="P22"><text:placeholder text:placeholder-type="text">&lt;if test="contract.location_filtered"&gt;</text:placeholder></text:p>
      <text:p text:style-name="P22"><text:placeholder text:placeholder-type="text">&lt;/if&gt;</text:placeholder> <text:span text:style-name="T22">filtered</text:span></text:p>
      <text:p text:style-name="P72"><text:soft-page-break/></text:p>
      <text:p text:style-name="P72"><text:placeholder text:placeholder-type="text">&lt;if test="not test_part('invoice', data)"&gt;</text:placeholder></text:p>
      <text:p text:style-name="P83"><text:text-input text:description="&lt;for each=&quot;invoice in invoice_proxy(contract.id,data)&quot;&gt;">loop invoice</text:text-input> <text:text-input text:description="&lt;/for&gt;">end invoice</text:text-input> <text:s text:c="3"/></text:p>
      <text:p text:style-name="P83"><text:text-input text:description="&lt;for each=&quot;subcontract in contract.child_ids&quot;&gt;">loop subcontract</text:text-input> <text:text-input text:description="&lt;for each=&quot;subinvoice in invoice_proxy(subcontract.id,data)&quot;&gt;">loop subinvoice subcontract</text:text-input> <text:text-input text:description="&lt;/for&gt;">end subinvoice subcontract</text:text-input> <text:text-input text:description="&lt;/for&gt;">end subcontracts</text:text-input></text:p>
      <text:p text:style-name="P109"><text:placeholder text:placeholder-type="text">&lt;/if&gt;</text:placeholder> <text:span text:style-name="T24">no invoice</text:span></text:p>
      <text:p text:style-name="P72"/>
      <text:p text:style-name="P72"><text:placeholder text:placeholder-type="text">&lt;if test="test_part('invoice', data)"&gt;</text:placeholder></text:p>
      <text:p text:style-name="P72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able:table-row>
            <table:table-cell table:style-name="Tabella7.A1" table:number-columns-spanned="4" office:value-type="string">
              <text:p text:style-name="P81"/>
            </table:table-cell>
            <table:covered-table-cell/>
            <table:covered-table-cell/>
            <table:covered-table-cell/>
          </table:table-row>
          <table:table-row>
            <table:table-cell table:style-name="Tabella7.A2" table:number-columns-spanned="4" office:value-type="string">
              <text:p text:style-name="P31">SEZIONE: RICAVI (<text:span text:style-name="T20">fatturazioni da gestionale</text:span>)</text:p>
            </table:table-cell>
            <table:covered-table-cell/>
            <table:covered-table-cell/>
            <table:covered-table-cell/>
          </table:table-row>
          <table:table-row>
            <table:table-cell table:style-name="Tabella7.A3" table:number-columns-spanned="4" office:value-type="string">
              <text:p text:style-name="P34">[Contratto: <text:span text:style-name="T9"><text:placeholder text:placeholder-type="text">&lt;contract.name&gt;</text:placeholder></text:span>]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7.A4" office:value-type="string">
            <text:p text:style-name="P89">Fatturazioni contratto principale</text:p>
          </table:table-cell>
          <table:table-cell table:style-name="Tabella7.A4" office:value-type="string">
            <text:p text:style-name="P90">Data</text:p>
          </table:table-cell>
          <table:table-cell table:style-name="Tabella7.A4" office:value-type="string">
            <text:p text:style-name="P90">Quantità</text:p>
          </table:table-cell>
          <table:table-cell table:style-name="Tabella7.A3" office:value-type="string">
            <text:p text:style-name="P90">Totale</text:p>
          </table:table-cell>
        </table:table-row>
        <table:table-row>
          <table:table-cell table:style-name="Tabella7.A5" table:number-columns-spanned="4" office:value-type="string">
            <text:p text:style-name="P76"><text:text-input text:description="&lt;for each=&quot;invoice in invoice_proxy(contract.id,data)&quot;&gt;">loop invoice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4" office:value-type="string">
            <text:p text:style-name="P52"><text:placeholder text:placeholder-type="text">&lt;invoice.name&gt;</text:placeholder></text:p>
          </table:table-cell>
          <table:table-cell table:style-name="Tabella7.B14" office:value-type="string">
            <text:p text:style-name="P63"><text:placeholder text:placeholder-type="text">&lt;formatLang(invoice.date, date=True)&gt;</text:placeholder></text:p>
          </table:table-cell>
          <table:table-cell table:style-name="Tabella7.C14" office:value-type="string">
            <text:p text:style-name="P54"><text:s/><text:placeholder text:placeholder-type="text">&lt;formatLang(invoice.unit_amount)&gt;</text:placeholder></text:p>
          </table:table-cell>
          <table:table-cell table:style-name="Tabella7.D14" office:value-type="string">
            <text:p text:style-name="P54"><text:placeholder text:placeholder-type="text">&lt;formatLang(invoice.amount)&gt;</text:placeholder></text:p>
          </table:table-cell>
        </table:table-row>
        <table:table-row>
          <table:table-cell table:style-name="Tabella7.A7" table:number-columns-spanned="4" office:value-type="string">
            <text:p text:style-name="P10"><text:text-input text:description="&lt;/for&gt;">end invoice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6" table:number-columns-spanned="3" office:value-type="string">
            <text:p text:style-name="P39">TOTALE</text:p>
          </table:table-cell>
          <table:covered-table-cell/>
          <table:covered-table-cell/>
          <table:table-cell table:style-name="Tabella7.D8" office:value-type="string">
            <text:p text:style-name="P58"><text:placeholder text:placeholder-type="text">&lt;formatLang(get_totals('invoice'))&gt;</text:placeholder></text:p>
          </table:table-cell>
        </table:table-row>
        <table:table-row>
          <table:table-cell table:style-name="Tabella7.A9" table:number-columns-spanned="4" office:value-type="string">
            <text:p text:style-name="P76"><text:text-input text:description="&lt;for each=&quot;subcontract in contract.child_ids&quot;&gt;">loop subcontract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0" table:number-columns-spanned="4" office:value-type="string">
            <text:p text:style-name="P70"/>
          </table:table-cell>
          <table:covered-table-cell/>
          <table:covered-table-cell/>
          <table:covered-table-cell/>
        </table:table-row>
        <table:table-row>
          <table:table-cell table:style-name="Tabella7.A11" table:number-columns-spanned="4" office:value-type="string">
            <text:p text:style-name="P27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</table:table-row>
        <table:table-row>
          <table:table-cell table:style-name="Tabella7.A12" office:value-type="string">
            <text:p text:style-name="P89">Fatturazioni sotto-contratti</text:p>
          </table:table-cell>
          <table:table-cell table:style-name="Tabella7.A12" office:value-type="string">
            <text:p text:style-name="P90">Data</text:p>
          </table:table-cell>
          <table:table-cell table:style-name="Tabella7.A12" office:value-type="string">
            <text:p text:style-name="P90">Quantità</text:p>
          </table:table-cell>
          <table:table-cell table:style-name="Tabella7.D12" office:value-type="string">
            <text:p text:style-name="P90">Totale</text:p>
          </table:table-cell>
        </table:table-row>
        <table:table-row>
          <table:table-cell table:style-name="Tabella7.A13" table:number-columns-spanned="4" office:value-type="string">
            <text:p text:style-name="P74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ella7.A14" office:value-type="string">
            <text:p text:style-name="P61"><text:placeholder text:placeholder-type="text">&lt;subinvoice.name&gt;</text:placeholder></text:p>
          </table:table-cell>
          <table:table-cell table:style-name="Tabella7.B14" office:value-type="string">
            <text:p text:style-name="P63"><text:placeholder text:placeholder-type="text">&lt;formatLang(subinvoice.date, date=True)&gt;</text:placeholder></text:p>
          </table:table-cell>
          <table:table-cell table:style-name="Tabella7.C14" office:value-type="string">
            <text:p text:style-name="P65"><text:s/><text:placeholder text:placeholder-type="text">&lt;formatLang(subinvoice.unit_amount)&gt;</text:placeholder></text:p>
          </table:table-cell>
          <table:table-cell table:style-name="Tabella7.D14" office:value-type="string">
            <text:p text:style-name="P65"><text:placeholder text:placeholder-type="text">&lt;formatLang(subinvoice.amount)&gt;</text:placeholder></text:p>
          </table:table-cell>
        </table:table-row>
        <table:table-row>
          <table:table-cell table:style-name="Tabella7.A15" table:number-columns-spanned="4" office:value-type="string">
            <text:p text:style-name="P10"><text:s text:c="4"/><text:text-input text:description="&lt;/for&gt;">end subinvoice subcontract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6" table:number-columns-spanned="3" office:value-type="string">
            <text:p text:style-name="P50">TOTALE</text:p>
          </table:table-cell>
          <table:covered-table-cell/>
          <table:covered-table-cell/>
          <table:table-cell table:style-name="Tabella7.D8" office:value-type="string">
            <text:p text:style-name="P67"><text:placeholder text:placeholder-type="text">&lt;formatLang(get_totals('invoice'))&gt;</text:placeholder></text:p>
          </table:table-cell>
        </table:table-row>
        <table:table-row>
          <table:table-cell table:style-name="Tabella7.A17" table:number-columns-spanned="4" office:value-type="string">
            <text:p text:style-name="P10"><text:text-input text:description="&lt;/for&gt;">end subcontracts</text:text-input></text:p>
          </table:table-cell>
          <table:covered-table-cell/>
          <table:covered-table-cell/>
          <table:covered-table-cell/>
        </table:table-row>
      </table:table>
      <text:p text:style-name="P100"><text:placeholder text:placeholder-type="text">&lt;/if&gt;</text:placeholder> <text:span text:style-name="T22">Invoice</text:span></text:p>
      <text:p text:style-name="P100"/>
      <text:p text:style-name="P72"><text:soft-page-break/><text:placeholder text:placeholder-type="text">&lt;if test="not test_part('cost', data)"&gt;</text:placeholder></text:p>
      <text:p text:style-name="P83"><text:text-input text:description="&lt;for each=&quot;cost in cost_proxy(contract.id,data)&quot;&gt;">loop cost contract</text:text-input> <text:text-input text:description="&lt;/for&gt;">end cost contract</text:text-input></text:p>
      <text:p text:style-name="P83"><text:text-input text:description="&lt;for each=&quot;subcontract in contract.child_ids&quot;&gt;">loop subcontracts</text:text-input> <text:text-input text:description="&lt;for each=&quot;subcost in cost_proxy(subcontract.id,data)&quot;&gt;">loop cost subcontract</text:text-input> <text:text-input text:description="&lt;/for&gt;">end cost subcontract</text:text-input> <text:text-input text:description="&lt;/for&gt;">end subcontracts</text:text-input></text:p>
      <text:p text:style-name="P100"><text:placeholder text:placeholder-type="text">&lt;/if&gt;</text:placeholder> <text:span text:style-name="T24">no cost</text:span></text:p>
      <text:p text:style-name="P100"/>
      <text:p text:style-name="P72"><text:placeholder text:placeholder-type="text">&lt;if test="test_part('cost', data)"&gt;</text:placeholder></text:p>
      <text:p text:style-name="P72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header-rows>
          <table:table-row>
            <table:table-cell table:style-name="Tabella5.A1" table:number-columns-spanned="5" office:value-type="string">
              <text:p text:style-name="P80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5" office:value-type="string">
              <text:p text:style-name="P29">SEZIONE: COSTI MATERIALE o APPARECCHIATURE <text:span text:style-name="T16">(da interventi)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3" table:number-columns-spanned="5" office:value-type="string">
              <text:p text:style-name="P26">[Contratto: <text:span text:style-name="T9"><text:placeholder text:placeholder-type="text">&lt;contract.name&gt;</text:placeholder></text:span>]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4" office:value-type="string">
            <text:p text:style-name="P89">Costi contratto principale</text:p>
          </table:table-cell>
          <table:table-cell table:style-name="Tabella5.A4" office:value-type="string">
            <text:p text:style-name="P90">Prodotto</text:p>
          </table:table-cell>
          <table:table-cell table:style-name="Tabella5.A4" office:value-type="string">
            <text:p text:style-name="P90">Data</text:p>
          </table:table-cell>
          <table:table-cell table:style-name="Tabella5.A4" office:value-type="string">
            <text:p text:style-name="P90">Quantità</text:p>
          </table:table-cell>
          <table:table-cell table:style-name="Tabella5.A3" office:value-type="string">
            <text:p text:style-name="P90">Costo</text:p>
          </table:table-cell>
        </table:table-row>
        <table:table-row>
          <table:table-cell table:style-name="Tabella5.A17" office:value-type="string">
            <text:p text:style-name="P76"><text:text-input text:description="&lt;for each=&quot;cost in cost_proxy(contract.id,data)&quot;&gt;">loop cost contract</text:text-input></text:p>
          </table:table-cell>
          <table:table-cell table:style-name="Tabella5.B17" office:value-type="string">
            <text:p text:style-name="P38"/>
          </table:table-cell>
          <table:table-cell table:style-name="Tabella5.C17" office:value-type="string">
            <text:p text:style-name="P39"/>
          </table:table-cell>
          <table:table-cell table:style-name="Tabella5.D17" table:number-columns-spanned="2" office:value-type="string">
            <text:p text:style-name="P39"/>
          </table:table-cell>
          <table:covered-table-cell/>
        </table:table-row>
        <table:table-row>
          <table:table-cell table:style-name="Tabella5.A17" office:value-type="string">
            <text:p text:style-name="P52"><text:placeholder text:placeholder-type="text">&lt;cost.name&gt;</text:placeholder></text:p>
          </table:table-cell>
          <table:table-cell table:style-name="Tabella5.B17" office:value-type="string">
            <text:p text:style-name="P61"><text:placeholder text:placeholder-type="text">&lt;cost.product_id.name if cost.product_id else "???"&gt;</text:placeholder></text:p>
          </table:table-cell>
          <table:table-cell table:style-name="Tabella5.C17" office:value-type="string">
            <text:p text:style-name="P63"><text:placeholder text:placeholder-type="text">&lt;format_data_italian(cost.date)&gt;</text:placeholder></text:p>
          </table:table-cell>
          <table:table-cell table:style-name="Tabella5.D14" office:value-type="string">
            <text:p text:style-name="P54"><text:s/><text:placeholder text:placeholder-type="text">&lt;formatLang(cost.unit_amount)&gt;</text:placeholder></text:p>
          </table:table-cell>
          <table:table-cell table:style-name="Tabella5.E14" office:value-type="string">
            <text:p text:style-name="P54"><text:placeholder text:placeholder-type="text">&lt;formatLang(cost.amount)&gt;</text:placeholder></text:p>
          </table:table-cell>
        </table:table-row>
        <table:table-row>
          <table:table-cell table:style-name="Tabella5.A17" office:value-type="string">
            <text:p text:style-name="P10"><text:text-input text:description="&lt;/for&gt;">end cost contract</text:text-input></text:p>
          </table:table-cell>
          <table:table-cell table:style-name="Tabella5.B17" office:value-type="string">
            <text:p text:style-name="P38"/>
          </table:table-cell>
          <table:table-cell table:style-name="Tabella5.C17" office:value-type="string">
            <text:p text:style-name="P39"/>
          </table:table-cell>
          <table:table-cell table:style-name="Tabella5.D17" table:number-columns-spanned="2" office:value-type="string">
            <text:p text:style-name="P39"/>
          </table:table-cell>
          <table:covered-table-cell/>
        </table:table-row>
        <table:table-row>
          <table:table-cell table:style-name="Tabella5.A16" table:number-columns-spanned="4" office:value-type="string">
            <text:p text:style-name="P39">TOTALE</text:p>
          </table:table-cell>
          <table:covered-table-cell/>
          <table:covered-table-cell/>
          <table:covered-table-cell/>
          <table:table-cell table:style-name="Tabella5.E8" office:value-type="string">
            <text:p text:style-name="P58"><text:placeholder text:placeholder-type="text">&lt;formatLang(get_totals('cost'))&gt;</text:placeholder></text:p>
          </table:table-cell>
        </table:table-row>
        <table:table-row>
          <table:table-cell table:style-name="Tabella5.A17" office:value-type="string">
            <text:p text:style-name="P76"><text:text-input text:description="&lt;for each=&quot;subcontract in contract.child_ids&quot;&gt;">loop subcontracts</text:text-input></text:p>
          </table:table-cell>
          <table:table-cell table:style-name="Tabella5.B17" office:value-type="string">
            <text:p text:style-name="P88"/>
          </table:table-cell>
          <table:table-cell table:style-name="Tabella5.C17" office:value-type="string">
            <text:p text:style-name="P86"/>
          </table:table-cell>
          <table:table-cell table:style-name="Tabella5.D17" table:number-columns-spanned="2" office:value-type="string">
            <text:p text:style-name="P86"/>
          </table:table-cell>
          <table:covered-table-cell/>
        </table:table-row>
        <table:table-row>
          <table:table-cell table:style-name="Tabella5.A10" table:number-columns-spanned="5" office:value-type="string">
            <text:p text:style-name="P7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1" table:number-columns-spanned="5" office:value-type="string">
            <text:p text:style-name="P27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2" office:value-type="string">
            <text:p text:style-name="P89">Costi sotto-contratti</text:p>
          </table:table-cell>
          <table:table-cell table:style-name="Tabella5.A12" office:value-type="string">
            <text:p text:style-name="P90">Prodotto</text:p>
          </table:table-cell>
          <table:table-cell table:style-name="Tabella5.A12" office:value-type="string">
            <text:p text:style-name="P90">Data</text:p>
          </table:table-cell>
          <table:table-cell table:style-name="Tabella5.A12" office:value-type="string">
            <text:p text:style-name="P90">Quantità</text:p>
          </table:table-cell>
          <table:table-cell table:style-name="Tabella5.E12" office:value-type="string">
            <text:p text:style-name="P90">Costo</text:p>
          </table:table-cell>
        </table:table-row>
        <table:table-row>
          <table:table-cell table:style-name="Tabella5.A17" office:value-type="string">
            <text:p text:style-name="P74"><text:span text:style-name="T4"><text:s text:c="4"/></text:span><text:span text:style-name="T4"><text:text-input text:description="&lt;for each=&quot;subcost in cost_proxy(subcontract.id,data)&quot;&gt;">loop cost subcontract</text:text-input></text:span></text:p>
          </table:table-cell>
          <table:table-cell table:style-name="Tabella5.B17" office:value-type="string">
            <text:p text:style-name="P41"/>
          </table:table-cell>
          <table:table-cell table:style-name="Tabella5.C17" office:value-type="string">
            <text:p text:style-name="P42"/>
          </table:table-cell>
          <table:table-cell table:style-name="Tabella5.D17" table:number-columns-spanned="2" office:value-type="string">
            <text:p text:style-name="P42"/>
          </table:table-cell>
          <table:covered-table-cell/>
        </table:table-row>
        <table:table-row>
          <table:table-cell table:style-name="Tabella5.A17" office:value-type="string">
            <text:p text:style-name="P61"><text:placeholder text:placeholder-type="text">&lt;subcost.name&gt;</text:placeholder></text:p>
          </table:table-cell>
          <table:table-cell table:style-name="Tabella5.B17" office:value-type="string">
            <text:p text:style-name="P61"><text:placeholder text:placeholder-type="text">&lt;subcost.product_id.name if subcost.product_id else "???"&gt;</text:placeholder></text:p>
          </table:table-cell>
          <table:table-cell table:style-name="Tabella5.C17" office:value-type="string">
            <text:p text:style-name="P63"><text:placeholder text:placeholder-type="text">&lt;format_data_italian(subcost.date)&gt;</text:placeholder></text:p>
          </table:table-cell>
          <table:table-cell table:style-name="Tabella5.D14" office:value-type="string">
            <text:p text:style-name="P65"><text:s/><text:placeholder text:placeholder-type="text">&lt;formatLang(subcost.unit_amount)&gt;</text:placeholder></text:p>
          </table:table-cell>
          <table:table-cell table:style-name="Tabella5.E14" office:value-type="string">
            <text:p text:style-name="P65"><text:placeholder text:placeholder-type="text">&lt;formatLang(subcost.amount)&gt;</text:placeholder></text:p>
          </table:table-cell>
        </table:table-row>
        <table:table-row>
          <table:table-cell table:style-name="Tabella5.A17" office:value-type="string">
            <text:p text:style-name="P10"><text:s text:c="4"/><text:text-input text:description="&lt;/for&gt;">end cost subcontract</text:text-input></text:p>
          </table:table-cell>
          <table:table-cell table:style-name="Tabella5.B17" office:value-type="string">
            <text:p text:style-name="P41"/>
          </table:table-cell>
          <table:table-cell table:style-name="Tabella5.C17" office:value-type="string">
            <text:p text:style-name="P42"/>
          </table:table-cell>
          <table:table-cell table:style-name="Tabella5.D17" table:number-columns-spanned="2" office:value-type="string">
            <text:p text:style-name="P42"/>
          </table:table-cell>
          <table:covered-table-cell/>
        </table:table-row>
        <table:table-row>
          <table:table-cell table:style-name="Tabella5.A16" table:number-columns-spanned="4" office:value-type="string">
            <text:p text:style-name="P50">TOTALE</text:p>
          </table:table-cell>
          <table:covered-table-cell/>
          <table:covered-table-cell/>
          <table:covered-table-cell/>
          <table:table-cell table:style-name="Tabella5.E8" office:value-type="string">
            <text:p text:style-name="P67"><text:placeholder text:placeholder-type="text">&lt;formatLang(get_totals('cost'))&gt;</text:placeholder></text:p>
          </table:table-cell>
        </table:table-row>
        <table:table-row>
          <table:table-cell table:style-name="Tabella5.A17" office:value-type="string">
            <text:p text:style-name="P10"><text:text-input text:description="&lt;/for&gt;">end subcontracts</text:text-input></text:p>
          </table:table-cell>
          <table:table-cell table:style-name="Tabella5.B17" office:value-type="string">
            <text:p text:style-name="P88"/>
          </table:table-cell>
          <table:table-cell table:style-name="Tabella5.C17" office:value-type="string">
            <text:p text:style-name="P86"/>
          </table:table-cell>
          <table:table-cell table:style-name="Tabella5.D17" table:number-columns-spanned="2" office:value-type="string">
            <text:p text:style-name="P86"/>
          </table:table-cell>
          <table:covered-table-cell/>
        </table:table-row>
      </table:table>
      <text:p text:style-name="P101"><text:placeholder text:placeholder-type="text">&lt;/if&gt;</text:placeholder> <text:span text:style-name="T22">cost</text:span></text:p>
      <text:p text:style-name="P101"/>
      <text:p text:style-name="P73"><text:soft-page-break/><text:placeholder text:placeholder-type="text">&lt;if test="test_part('supplier', data)"&gt;</text:placeholder></text:p>
      <text:p text:style-name="P73"/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table:number-columns-spanned="3" office:value-type="string">
              <text:p text:style-name="P32">SEZIONE: <text:span text:style-name="T17">COSTI SERVIZI (fatture passive da gestionale)</text:span></text:p>
            </table:table-cell>
            <table:covered-table-cell/>
            <table:covered-table-cell/>
          </table:table-row>
          <table:table-row>
            <table:table-cell table:style-name="Tabella3.A2" table:number-columns-spanned="3" office:value-type="string">
              <text:p text:style-name="P28">[Contratto: <text:placeholder text:placeholder-type="text">&lt;contract.name&gt;</text:placeholder>]</text:p>
            </table:table-cell>
            <table:covered-table-cell/>
            <table:covered-table-cell/>
          </table:table-row>
          <table:table-row>
            <table:table-cell table:style-name="Tabella3.A3" office:value-type="string">
              <text:p text:style-name="P93">Descrizione scrittura partita doppia</text:p>
            </table:table-cell>
            <table:table-cell table:style-name="Tabella3.A3" office:value-type="string">
              <text:p text:style-name="P91">Data</text:p>
            </table:table-cell>
            <table:table-cell table:style-name="Tabella3.C3" office:value-type="string">
              <text:p text:style-name="P92">Costo</text:p>
            </table:table-cell>
          </table:table-row>
        </table:table-header-rows>
        <table:table-row>
          <table:table-cell table:style-name="Tabella3.A4" office:value-type="string">
            <text:p text:style-name="P78"><text:text-input text:description="&lt;for each=&quot;supplier in supplier_proxy(contract.id,data)&quot;&gt;">loop supplier</text:text-input></text:p>
          </table:table-cell>
          <table:table-cell table:style-name="Tabella3.B4" office:value-type="string">
            <text:p text:style-name="P40"/>
          </table:table-cell>
          <table:table-cell table:style-name="Tabella3.C4" office:value-type="string">
            <text:p text:style-name="P40"/>
          </table:table-cell>
        </table:table-row>
        <table:table-row>
          <table:table-cell table:style-name="Tabella3.A5" office:value-type="string">
            <text:p text:style-name="P53"><text:placeholder text:placeholder-type="text">&lt;supplier.name&gt;</text:placeholder> </text:p>
          </table:table-cell>
          <table:table-cell table:style-name="Tabella3.B5" office:value-type="string">
            <text:p text:style-name="P57"><text:placeholder text:placeholder-type="text">&lt;formatLang(supplier.date, date=True)&gt;</text:placeholder></text:p>
          </table:table-cell>
          <table:table-cell table:style-name="Tabella3.C5" office:value-type="string">
            <text:p text:style-name="P55"><text:s/><text:placeholder text:placeholder-type="text">&lt;formatLang(supplier.amount)&gt;</text:placeholder></text:p>
          </table:table-cell>
        </table:table-row>
        <table:table-row>
          <table:table-cell table:style-name="Tabella3.A6" office:value-type="string">
            <text:p text:style-name="P19"><text:text-input text:description="&lt;/for&gt;">end supplier</text:text-input></text:p>
          </table:table-cell>
          <table:table-cell table:style-name="Tabella3.B6" office:value-type="string">
            <text:p text:style-name="P40"/>
          </table:table-cell>
          <table:table-cell table:style-name="Tabella3.C6" office:value-type="string">
            <text:p text:style-name="P40"/>
          </table:table-cell>
        </table:table-row>
        <table:table-row>
          <table:table-cell table:style-name="Tabella3.A7" table:number-columns-spanned="2" office:value-type="string">
            <text:p text:style-name="P16">TOTALI</text:p>
          </table:table-cell>
          <table:covered-table-cell/>
          <table:table-cell table:style-name="Tabella3.C7" office:value-type="string">
            <text:p text:style-name="P59"><text:placeholder text:placeholder-type="text">&lt;formatLang(get_totals('supplier'))&gt;</text:placeholder></text:p>
          </table:table-cell>
        </table:table-row>
        <table:table-row>
          <table:table-cell table:style-name="Tabella3.A8" office:value-type="string">
            <text:p text:style-name="P77"><text:text-input text:description="&lt;for each=&quot;subcontract in contract.child_ids&quot;&gt;">loop subcontracts</text:text-input></text:p>
          </table:table-cell>
          <table:table-cell table:style-name="Tabella3.B8" office:value-type="string">
            <text:p text:style-name="P87"/>
          </table:table-cell>
          <table:table-cell table:style-name="Tabella3.C8" office:value-type="string">
            <text:p text:style-name="P87"/>
          </table:table-cell>
        </table:table-row>
        <table:table-row>
          <table:table-cell table:style-name="Tabella3.A9" table:number-columns-spanned="3" office:value-type="string">
            <text:p text:style-name="P71"/>
          </table:table-cell>
          <table:covered-table-cell/>
          <table:covered-table-cell/>
        </table:table-row>
        <table:table-row>
          <table:table-cell table:style-name="Tabella3.A10" table:number-columns-spanned="3" office:value-type="string">
            <text:p text:style-name="P28">[Sotto-contratto: <text:span text:style-name="T9"><text:placeholder text:placeholder-type="text">&lt;subcontract.name&gt;</text:placeholder></text:span>]</text:p>
          </table:table-cell>
          <table:covered-table-cell/>
          <table:covered-table-cell/>
        </table:table-row>
        <table:table-row>
          <table:table-cell table:style-name="Tabella3.A11" office:value-type="string">
            <text:p text:style-name="P93">Descrizione scrittura partita doppia</text:p>
          </table:table-cell>
          <table:table-cell table:style-name="Tabella3.A11" office:value-type="string">
            <text:p text:style-name="P91">Data</text:p>
          </table:table-cell>
          <table:table-cell table:style-name="Tabella3.C11" office:value-type="string">
            <text:p text:style-name="P93">Costo</text:p>
          </table:table-cell>
        </table:table-row>
        <table:table-row>
          <table:table-cell table:style-name="Tabella3.A12" office:value-type="string">
            <text:p text:style-name="P75"><text:span text:style-name="T4"><text:s text:c="4"/></text:span><text:span text:style-name="T5"><text:text-input text:description="&lt;for each=&quot;subsupplier in supplier_proxy(subcontract.id,data)&quot;&gt;">loop subsupplier subcontract</text:text-input></text:span></text:p>
          </table:table-cell>
          <table:table-cell table:style-name="Tabella3.B12" office:value-type="string">
            <text:p text:style-name="P43"/>
          </table:table-cell>
          <table:table-cell table:style-name="Tabella3.C12" office:value-type="string">
            <text:p text:style-name="P43"/>
          </table:table-cell>
        </table:table-row>
        <table:table-row>
          <table:table-cell table:style-name="Tabella3.A13" office:value-type="string">
            <text:p text:style-name="P62"><text:placeholder text:placeholder-type="text">&lt;subsupplier.name&gt;</text:placeholder></text:p>
          </table:table-cell>
          <table:table-cell table:style-name="Tabella3.B13" office:value-type="string">
            <text:p text:style-name="P64"><text:placeholder text:placeholder-type="text">&lt;formatLang(subsupplier.date, date=True)&gt;</text:placeholder></text:p>
          </table:table-cell>
          <table:table-cell table:style-name="Tabella3.C13" office:value-type="string">
            <text:p text:style-name="P66"><text:placeholder text:placeholder-type="text">&lt;formatLang(subsupplier.amount)&gt;</text:placeholder></text:p>
          </table:table-cell>
        </table:table-row>
        <table:table-row>
          <table:table-cell table:style-name="Tabella3.A14" office:value-type="string">
            <text:p text:style-name="P12"><text:s text:c="4"/><text:span text:style-name="T18"><text:text-input text:description="&lt;/for&gt;">end supplier subcontract</text:text-input></text:span></text:p>
          </table:table-cell>
          <table:table-cell table:style-name="Tabella3.B14" office:value-type="string">
            <text:p text:style-name="P43"/>
          </table:table-cell>
          <table:table-cell table:style-name="Tabella3.C14" office:value-type="string">
            <text:p text:style-name="P43"/>
          </table:table-cell>
        </table:table-row>
        <table:table-row>
          <table:table-cell table:style-name="Tabella3.A15" table:number-columns-spanned="2" office:value-type="string">
            <text:p text:style-name="P21">TOTALI</text:p>
          </table:table-cell>
          <table:covered-table-cell/>
          <table:table-cell table:style-name="Tabella3.C7" office:value-type="string">
            <text:p text:style-name="P60"><text:placeholder text:placeholder-type="text">&lt;formatLang(get_totals('supplier'))&gt;</text:placeholder></text:p>
          </table:table-cell>
        </table:table-row>
        <table:table-row>
          <table:table-cell table:style-name="Tabella3.A16" office:value-type="string">
            <text:p text:style-name="P11"><text:text-input text:description="&lt;/for&gt;">end subcontracts</text:text-input></text:p>
          </table:table-cell>
          <table:table-cell table:style-name="Tabella3.B16" office:value-type="string">
            <text:p text:style-name="P87"/>
          </table:table-cell>
          <table:table-cell table:style-name="Tabella3.C16" office:value-type="string">
            <text:p text:style-name="P87"/>
          </table:table-cell>
        </table:table-row>
      </table:table>
      <text:p text:style-name="P24"/>
      <text:p text:style-name="P102"><text:placeholder text:placeholder-type="text">&lt;/if&gt;</text:placeholder> <text:span text:style-name="T22">supplier</text:span></text:p>
      <text:p text:style-name="P96"/>
      <text:p text:style-name="P96"><text:placeholder text:placeholder-type="text">&lt;if test="not test_part('supplier', data)"&gt;</text:placeholder></text:p>
      <text:p text:style-name="P108"><text:text-input text:description="&lt;for each=&quot;supplier in supplier_proxy(contract.id,data)&quot;&gt;">loop supplier</text:text-input> <text:text-input text:description="&lt;/for&gt;">end supplier</text:text-input></text:p>
      <text:p text:style-name="P106"><text:text-input text:description="&lt;for each=&quot;subcontract in contract.child_ids&quot;&gt;">loop subcontracts</text:text-input> <text:text-input text:description="&lt;for each=&quot;subsupplier in supplier_proxy(subcontract.id,data)&quot;&gt;">loop subsupplier subcontract</text:text-input> <text:text-input text:description="&lt;/for&gt;">end supplier subcontract</text:text-input> <text:text-input text:description="&lt;/for&gt;">end subcontracts</text:text-input></text:p>
      <text:p text:style-name="P103"><text:placeholder text:placeholder-type="text">&lt;/if&gt;</text:placeholder> <text:span text:style-name="T24">no supplier</text:span></text:p>
      <text:p text:style-name="P103"/>
      <text:p text:style-name="P103"><text:soft-page-break/></text:p>
      <text:p text:style-name="P107"><text:placeholder text:placeholder-type="text">&lt;if test="test_part('cost', data)"&gt;</text:placeholder></text:p>
      <text:p text:style-name="P97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header-rows>
          <table:table-row>
            <table:table-cell table:style-name="Tabella10.A1" table:number-columns-spanned="4" office:value-type="string">
              <text:p text:style-name="P31">SEZIONE: COSTI AMMINISTRATIVI <text:span text:style-name="T15">(% sulle fatture)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10.A2" table:number-columns-spanned="4" office:value-type="string">
              <text:p text:style-name="P27">[Contratto: <text:span text:style-name="T9"><text:placeholder text:placeholder-type="text">&lt;contract.name&gt;</text:placeholder></text:span>]</text:p>
            </table:table-cell>
            <table:covered-table-cell/>
            <table:covered-table-cell/>
            <table:covered-table-cell/>
          </table:table-row>
          <table:table-row>
            <table:table-cell table:style-name="Tabella10.A3" office:value-type="string">
              <text:p text:style-name="P90">Descrizione costo</text:p>
            </table:table-cell>
            <table:table-cell table:style-name="Tabella10.A3" office:value-type="string">
              <text:p text:style-name="P90">Fattura</text:p>
            </table:table-cell>
            <table:table-cell table:style-name="Tabella10.A3" office:value-type="string">
              <text:p text:style-name="P90">Data</text:p>
            </table:table-cell>
            <table:table-cell table:style-name="Tabella10.A2" office:value-type="string">
              <text:p text:style-name="P90">Importo</text:p>
            </table:table-cell>
          </table:table-row>
        </table:table-header-rows>
        <table:table-row>
          <table:table-cell table:style-name="Tabella10.A16" office:value-type="string">
            <text:p text:style-name="P76"><text:text-input text:description="&lt;for each=&quot;invoice in invoice_proxy(contract.id,data)&quot;&gt;">loop invoice</text:text-input></text:p>
          </table:table-cell>
          <table:table-cell table:style-name="Tabella10.B16" office:value-type="string">
            <text:p text:style-name="Standard"/>
          </table:table-cell>
          <table:table-cell table:style-name="Tabella10.C16" office:value-type="string">
            <text:p text:style-name="P39"/>
          </table:table-cell>
          <table:table-cell table:style-name="Tabella10.D16" office:value-type="string">
            <text:p text:style-name="P39"/>
          </table:table-cell>
        </table:table-row>
        <table:table-row>
          <table:table-cell table:style-name="Tabella10.A16" office:value-type="string">
            <text:p text:style-name="P52">Costo commerciale su fatturato ( <text:placeholder text:placeholder-type="text">&lt;contract.commercial_rate&gt;</text:placeholder> % )</text:p>
            <text:p text:style-name="P52">Costo generale su fatturato ( <text:placeholder text:placeholder-type="text">&lt;contract.general_rate&gt;</text:placeholder> % )</text:p>
          </table:table-cell>
          <table:table-cell table:style-name="Tabella10.B5" office:value-type="string">
            <text:p text:style-name="P56"><text:placeholder text:placeholder-type="text">&lt;invoice.name&gt;</text:placeholder></text:p>
          </table:table-cell>
          <table:table-cell table:style-name="Tabella10.B5" office:value-type="string">
            <text:p text:style-name="P63"><text:placeholder text:placeholder-type="text">&lt;format_data_italian(invoice.date)&gt;</text:placeholder></text:p>
          </table:table-cell>
          <table:table-cell table:style-name="Tabella10.D16" office:value-type="string">
            <text:p text:style-name="P54"><text:placeholder text:placeholder-type="text">&lt;formatLang(-(invoice.amount or 0.0) * (contract.commercial_rate or 0.0) / 100)&gt;</text:placeholder><text:line-break/><text:placeholder text:placeholder-type="text">&lt;formatLang(-(invoice.amount or 0.0) * (contract.general_rate or 0.0) / 100)&gt;</text:placeholder></text:p>
          </table:table-cell>
        </table:table-row>
        <table:table-row>
          <table:table-cell table:style-name="Tabella10.A16" office:value-type="string">
            <text:p text:style-name="P10"><text:text-input text:description="&lt;/for&gt;">end invoice</text:text-input></text:p>
          </table:table-cell>
          <table:table-cell table:style-name="Tabella10.B16" office:value-type="string">
            <text:p text:style-name="P38"/>
          </table:table-cell>
          <table:table-cell table:style-name="Tabella10.C16" office:value-type="string">
            <text:p text:style-name="P39"/>
          </table:table-cell>
          <table:table-cell table:style-name="Tabella10.D16" office:value-type="string">
            <text:p text:style-name="P39"/>
          </table:table-cell>
        </table:table-row>
        <table:table-row>
          <table:table-cell table:style-name="Tabella10.A15" table:number-columns-spanned="3" office:value-type="string">
            <text:p text:style-name="P39">TOTALE</text:p>
          </table:table-cell>
          <table:covered-table-cell/>
          <table:covered-table-cell/>
          <table:table-cell table:style-name="Tabella10.D15" office:value-type="string">
            <text:p text:style-name="P58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6" office:value-type="string">
            <text:p text:style-name="P76"><text:text-input text:description="&lt;for each=&quot;subcontract in contract.child_ids&quot;&gt;">loop subcontract</text:text-input></text:p>
          </table:table-cell>
          <table:table-cell table:style-name="Tabella10.B16" office:value-type="string">
            <text:p text:style-name="P88"/>
          </table:table-cell>
          <table:table-cell table:style-name="Tabella10.C16" office:value-type="string">
            <text:p text:style-name="P86"/>
          </table:table-cell>
          <table:table-cell table:style-name="Tabella10.D16" office:value-type="string">
            <text:p text:style-name="P86"/>
          </table:table-cell>
        </table:table-row>
        <table:table-row>
          <table:table-cell table:style-name="Tabella10.A9" table:number-columns-spanned="4" office:value-type="string">
            <text:p text:style-name="P70"/>
          </table:table-cell>
          <table:covered-table-cell/>
          <table:covered-table-cell/>
          <table:covered-table-cell/>
        </table:table-row>
        <table:table-row>
          <table:table-cell table:style-name="Tabella10.A10" table:number-columns-spanned="4" office:value-type="string">
            <text:p text:style-name="P27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</table:table-row>
        <table:table-row>
          <table:table-cell table:style-name="Tabella10.A11" office:value-type="string">
            <text:p text:style-name="P90">Descrizione costo</text:p>
          </table:table-cell>
          <table:table-cell table:style-name="Tabella10.B11" office:value-type="string">
            <text:p text:style-name="P90">Fattura</text:p>
          </table:table-cell>
          <table:table-cell table:style-name="Tabella10.C11" office:value-type="string">
            <text:p text:style-name="P90">Data</text:p>
          </table:table-cell>
          <table:table-cell table:style-name="Tabella10.D11" office:value-type="string">
            <text:p text:style-name="P90">Importo</text:p>
          </table:table-cell>
        </table:table-row>
        <table:table-row>
          <table:table-cell table:style-name="Tabella10.A16" office:value-type="string">
            <text:p text:style-name="P74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table-cell table:style-name="Tabella10.B16" office:value-type="string">
            <text:p text:style-name="P41"/>
          </table:table-cell>
          <table:table-cell table:style-name="Tabella10.C16" office:value-type="string">
            <text:p text:style-name="P42"/>
          </table:table-cell>
          <table:table-cell table:style-name="Tabella10.D16" office:value-type="string">
            <text:p text:style-name="P42"/>
          </table:table-cell>
        </table:table-row>
        <table:table-row>
          <table:table-cell table:style-name="Tabella10.A16" office:value-type="string">
            <text:p text:style-name="P61">Costo commerciale su fatturato ( <text:placeholder text:placeholder-type="text">&lt;contract.commercial_rate&gt;</text:placeholder> % )</text:p>
            <text:p text:style-name="P61">Costo generale su fatturato ( <text:placeholder text:placeholder-type="text">&lt;contract.general_rate&gt;</text:placeholder> % )</text:p>
          </table:table-cell>
          <table:table-cell table:style-name="Tabella10.B5" office:value-type="string">
            <text:p text:style-name="P61"><text:placeholder text:placeholder-type="text">&lt;subinvoice.name&gt;</text:placeholder></text:p>
          </table:table-cell>
          <table:table-cell table:style-name="Tabella10.B5" office:value-type="string">
            <text:p text:style-name="P63"><text:placeholder text:placeholder-type="text">&lt;format_data_italian(subinvoice.date)&gt;</text:placeholder></text:p>
          </table:table-cell>
          <table:table-cell table:style-name="Tabella10.D16" office:value-type="string">
            <text:p text:style-name="P65"><text:placeholder text:placeholder-type="text">&lt;formatLang(0.0-(subinvoice.amount or 0.0) * (contract.commercial_rate or 0.0) / 100)&gt;</text:placeholder><text:line-break/><text:placeholder text:placeholder-type="text">&lt;formatLang(0.0-(subinvoice.amount or 0.0) * (contract.general_rate or 0.0) / 100)&gt;</text:placeholder></text:p>
          </table:table-cell>
        </table:table-row>
        <table:table-row>
          <table:table-cell table:style-name="Tabella10.A16" office:value-type="string">
            <text:p text:style-name="P10"><text:s text:c="4"/><text:text-input text:description="&lt;/for&gt;">end subinvoice subcontract</text:text-input></text:p>
          </table:table-cell>
          <table:table-cell table:style-name="Tabella10.B16" office:value-type="string">
            <text:p text:style-name="P41"/>
          </table:table-cell>
          <table:table-cell table:style-name="Tabella10.C16" office:value-type="string">
            <text:p text:style-name="P42"/>
          </table:table-cell>
          <table:table-cell table:style-name="Tabella10.D16" office:value-type="string">
            <text:p text:style-name="P42"/>
          </table:table-cell>
        </table:table-row>
        <table:table-row>
          <table:table-cell table:style-name="Tabella10.A15" table:number-columns-spanned="3" office:value-type="string">
            <text:p text:style-name="P50">TOTALE</text:p>
          </table:table-cell>
          <table:covered-table-cell/>
          <table:covered-table-cell/>
          <table:table-cell table:style-name="Tabella10.D15" office:value-type="string">
            <text:p text:style-name="P67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6" office:value-type="string">
            <text:p text:style-name="P10"><text:text-input text:description="&lt;/for&gt;">end subcontracts</text:text-input></text:p>
          </table:table-cell>
          <table:table-cell table:style-name="Tabella10.B16" office:value-type="string">
            <text:p text:style-name="P88"/>
          </table:table-cell>
          <table:table-cell table:style-name="Tabella10.C16" office:value-type="string">
            <text:p text:style-name="P86"/>
          </table:table-cell>
          <table:table-cell table:style-name="Tabella10.D16" office:value-type="string">
            <text:p text:style-name="P86"/>
          </table:table-cell>
        </table:table-row>
      </table:table>
      <text:p text:style-name="P68"><text:placeholder text:placeholder-type="text">&lt;/if&gt;</text:placeholder> <text:span text:style-name="T22"><text:s/>cost</text:span></text:p>
      <text:p text:style-name="P68"/>
      <text:p text:style-name="P72"><text:placeholder text:placeholder-type="text">&lt;if test="not test_part('intervent', data)"&gt;</text:placeholder></text:p>
      <text:p text:style-name="P83"><text:soft-page-break/><text:text-input text:description="&lt;for each=&quot;intervent in intervent_proxy(contract.id,data)&quot;&gt;">loop intervent contract</text:text-input> <text:text-input text:description="&lt;/for&gt;">end intervent contract</text:text-input></text:p>
      <text:p text:style-name="P83"><text:text-input text:description="&lt;for each=&quot;subcontract in contract.child_ids&quot;&gt;">loop subcontracts</text:text-input> <text:text-input text:description="&lt;for each=&quot;subintervent in intervent_proxy(subcontract.id,data)&quot;&gt;">loop subintervent subcontract</text:text-input> <text:text-input text:description="&lt;/for&gt;">end intervent subcontract</text:text-input> <text:text-input text:description="&lt;/for&gt;">end subcontracts</text:text-input></text:p>
      <text:p text:style-name="P105"><text:placeholder text:placeholder-type="text">&lt;/if&gt;</text:placeholder> <text:span text:style-name="T24">no intervent</text:span></text:p>
      <text:p text:style-name="P100"/>
      <text:p text:style-name="P72"><text:placeholder text:placeholder-type="text">&lt;if test="test_part('intervent', data)"&gt;</text:placeholder></text:p>
      <text:p text:style-name="P7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 table:number-columns-repeated="3"/>
        <table:table-column table:style-name="Tabella4.G"/>
        <table:table-header-rows>
          <table:table-row>
            <table:table-cell table:style-name="Tabella4.A1" table:number-columns-spanned="7" office:value-type="string">
              <text:p text:style-name="P31">SEZIONE: RAPPORTI DI INTERVEN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2" table:number-columns-spanned="7" office:value-type="string">
              <text:p text:style-name="P27">[Contratto: <text:placeholder text:placeholder-type="text">&lt;contract.name&gt;</text:placeholder>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3" office:value-type="string">
              <text:p text:style-name="P90">Interventi contratto principale</text:p>
            </table:table-cell>
            <table:table-cell table:style-name="Tabella4.A3" office:value-type="string">
              <text:p text:style-name="P90">Addetto</text:p>
            </table:table-cell>
            <table:table-cell table:style-name="Tabella4.A3" office:value-type="string">
              <text:p text:style-name="P90">Data</text:p>
            </table:table-cell>
            <table:table-cell table:style-name="Tabella4.A3" office:value-type="string">
              <text:p text:style-name="P90">Orario </text:p>
            </table:table-cell>
            <table:table-cell table:style-name="Tabella4.A3" office:value-type="string">
              <text:p text:style-name="P90">Costo</text:p>
            </table:table-cell>
            <table:table-cell table:style-name="Tabella4.A3" office:value-type="string">
              <text:p text:style-name="P90">Ricavo</text:p>
            </table:table-cell>
            <table:table-cell table:style-name="Tabella4.G3" office:value-type="string">
              <text:p text:style-name="P90">Città - Cantiere</text:p>
            </table:table-cell>
          </table:table-row>
        </table:table-header-rows>
        <table:table-row>
          <table:table-cell table:style-name="Tabella4.A16" office:value-type="string">
            <text:p text:style-name="P76"><text:text-input text:description="&lt;for each=&quot;intervent in intervent_proxy(contract.id,data)&quot;&gt;">loop intervent contract</text:text-input></text:p>
          </table:table-cell>
          <table:table-cell table:style-name="Tabella4.B16" office:value-type="string">
            <text:p text:style-name="P38"/>
          </table:table-cell>
          <table:table-cell table:style-name="Tabella4.C16" office:value-type="string">
            <text:p text:style-name="P39"/>
          </table:table-cell>
          <table:table-cell table:style-name="Tabella4.D16" table:number-columns-spanned="3" office:value-type="string">
            <text:p text:style-name="P39"/>
          </table:table-cell>
          <table:covered-table-cell/>
          <table:covered-table-cell/>
          <table:table-cell table:style-name="Tabella4.G16" office:value-type="string">
            <text:p text:style-name="P39"/>
          </table:table-cell>
        </table:table-row>
        <table:table-row>
          <table:table-cell table:style-name="Tabella4.A16" office:value-type="string">
            <text:p text:style-name="P52"><text:placeholder text:placeholder-type="text">&lt;intervent.intervent_annotation&gt;</text:placeholder> <text:placeholder text:placeholder-type="text">&lt;"(%s)"%(intervent.activity_id.name) if intervent.activity_id else ""&gt;</text:placeholder></text:p>
          </table:table-cell>
          <table:table-cell table:style-name="Tabella4.B16" office:value-type="string">
            <text:p text:style-name="P61"><text:placeholder text:placeholder-type="text">&lt;intervent.user_id.name&gt;</text:placeholder></text:p>
          </table:table-cell>
          <table:table-cell table:style-name="Tabella4.C16" office:value-type="string">
            <text:p text:style-name="P56"><text:placeholder text:placeholder-type="text">&lt;formatLang(intervent.date, date=True)&gt;</text:placeholder></text:p>
          </table:table-cell>
          <table:table-cell table:style-name="Tabella4.F13" office:value-type="string">
            <text:p text:style-name="P54"><text:s/><text:placeholder text:placeholder-type="text">&lt;formatLang(intervent.unit_amount)&gt;</text:placeholder></text:p>
          </table:table-cell>
          <table:table-cell table:style-name="Tabella4.F13" office:value-type="string">
            <text:p text:style-name="P54"><text:placeholder text:placeholder-type="text">&lt;formatLang(intervent.amount)&gt;</text:placeholder></text:p>
          </table:table-cell>
          <table:table-cell table:style-name="Tabella4.F13" office:value-type="string">
            <text:p text:style-name="P54"><text:placeholder text:placeholder-type="text">&lt;formatLang((contract.price_operation or 0.0) * (intervent.amount_operation or 0.0))&gt;</text:placeholder></text:p>
          </table:table-cell>
          <table:table-cell table:style-name="Tabella4.G16" office:value-type="string">
            <text:p text:style-name="P52"><text:s/><text:placeholder text:placeholder-type="text">&lt;intervent.city_id.name if intervent.city_id else ""&gt;</text:placeholder> <text:placeholder text:placeholder-type="text">&lt;"(Cant. %s)"%(intervent.location_site) if intervent.location_site else ""&gt;</text:placeholder></text:p>
          </table:table-cell>
        </table:table-row>
        <table:table-row>
          <table:table-cell table:style-name="Tabella4.A16" office:value-type="string">
            <text:p text:style-name="P10"><text:text-input text:description="&lt;/for&gt;">end intervent contract</text:text-input></text:p>
          </table:table-cell>
          <table:table-cell table:style-name="Tabella4.B16" office:value-type="string">
            <text:p text:style-name="P38"/>
          </table:table-cell>
          <table:table-cell table:style-name="Tabella4.C16" office:value-type="string">
            <text:p text:style-name="P39"/>
          </table:table-cell>
          <table:table-cell table:style-name="Tabella4.D16" table:number-columns-spanned="3" office:value-type="string">
            <text:p text:style-name="P39"/>
          </table:table-cell>
          <table:covered-table-cell/>
          <table:covered-table-cell/>
          <table:table-cell table:style-name="Tabella4.G16" office:value-type="string">
            <text:p text:style-name="P39"/>
          </table:table-cell>
        </table:table-row>
        <table:table-row>
          <table:table-cell table:style-name="Tabella4.A15" table:number-columns-spanned="3" office:value-type="string">
            <text:p text:style-name="P15">TOTALI</text:p>
          </table:table-cell>
          <table:covered-table-cell/>
          <table:covered-table-cell/>
          <table:table-cell table:style-name="Tabella4.D7" office:value-type="string">
            <text:p text:style-name="P58"><text:placeholder text:placeholder-type="text">&lt;formatLang(get_totals('hour'))&gt;</text:placeholder></text:p>
          </table:table-cell>
          <table:table-cell table:style-name="Tabella4.D7" office:value-type="string">
            <text:p text:style-name="P58"><text:placeholder text:placeholder-type="text">&lt;formatLang(get_totals('hour_cost'))&gt;</text:placeholder></text:p>
          </table:table-cell>
          <table:table-cell table:style-name="Tabella4.D7" office:value-type="string">
            <text:p text:style-name="P58"><text:placeholder text:placeholder-type="text">&lt;formatLang((contract.price_operation or 0.0) * get_totals('operation'))&gt;</text:placeholder></text:p>
          </table:table-cell>
          <table:table-cell table:style-name="Tabella4.G7" office:value-type="string">
            <text:p text:style-name="P39"/>
          </table:table-cell>
        </table:table-row>
        <table:table-row>
          <table:table-cell table:style-name="Tabella4.A16" office:value-type="string">
            <text:p text:style-name="P76"><text:text-input text:description="&lt;for each=&quot;subcontract in contract.child_ids&quot;&gt;">loop subcontracts</text:text-input></text:p>
          </table:table-cell>
          <table:table-cell table:style-name="Tabella4.B16" office:value-type="string">
            <text:p text:style-name="P88"/>
          </table:table-cell>
          <table:table-cell table:style-name="Tabella4.C16" office:value-type="string">
            <text:p text:style-name="P86"/>
          </table:table-cell>
          <table:table-cell table:style-name="Tabella4.D16" table:number-columns-spanned="3" office:value-type="string">
            <text:p text:style-name="P86"/>
          </table:table-cell>
          <table:covered-table-cell/>
          <table:covered-table-cell/>
          <table:table-cell table:style-name="Tabella4.G8" office:value-type="string">
            <text:p text:style-name="P86"/>
          </table:table-cell>
        </table:table-row>
        <table:table-row>
          <table:table-cell table:style-name="Tabella4.A9" table:number-columns-spanned="7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0" table:number-columns-spanned="7" office:value-type="string">
            <text:p text:style-name="P27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1" office:value-type="string">
            <text:p text:style-name="P90">Interventi sotto-contratti</text:p>
          </table:table-cell>
          <table:table-cell table:style-name="Tabella4.A11" office:value-type="string">
            <text:p text:style-name="P90">Addetto</text:p>
          </table:table-cell>
          <table:table-cell table:style-name="Tabella4.A11" office:value-type="string">
            <text:p text:style-name="P90">Data</text:p>
          </table:table-cell>
          <table:table-cell table:style-name="Tabella4.A11" office:value-type="string">
            <text:p text:style-name="P90">Orario</text:p>
          </table:table-cell>
          <table:table-cell table:style-name="Tabella4.A11" office:value-type="string">
            <text:p text:style-name="P90">Costo</text:p>
          </table:table-cell>
          <table:table-cell table:style-name="Tabella4.A11" office:value-type="string">
            <text:p text:style-name="P90">Ricavo</text:p>
          </table:table-cell>
          <table:table-cell table:style-name="Tabella4.G11" office:value-type="string">
            <text:p text:style-name="P90">Città - Cantiere</text:p>
          </table:table-cell>
        </table:table-row>
        <table:table-row>
          <table:table-cell table:style-name="Tabella4.A16" office:value-type="string">
            <text:p text:style-name="P74"><text:span text:style-name="T4"><text:s text:c="4"/></text:span><text:span text:style-name="T4"><text:text-input text:description="&lt;for each=&quot;subintervent in intervent_proxy(subcontract.id,data)&quot;&gt;">loop subintervent subcontract</text:text-input></text:span></text:p>
          </table:table-cell>
          <table:table-cell table:style-name="Tabella4.B16" office:value-type="string">
            <text:p text:style-name="P41"/>
          </table:table-cell>
          <table:table-cell table:style-name="Tabella4.C16" office:value-type="string">
            <text:p text:style-name="P42"/>
          </table:table-cell>
          <table:table-cell table:style-name="Tabella4.D16" table:number-columns-spanned="3" office:value-type="string">
            <text:p text:style-name="P42"/>
          </table:table-cell>
          <table:covered-table-cell/>
          <table:covered-table-cell/>
          <table:table-cell table:style-name="Tabella4.G16" office:value-type="string">
            <text:p text:style-name="P42"/>
          </table:table-cell>
        </table:table-row>
        <table:table-row>
          <table:table-cell table:style-name="Tabella4.A16" office:value-type="string">
            <text:p text:style-name="P61"><text:placeholder text:placeholder-type="text">&lt;subintervent.intervent_annotation&gt;</text:placeholder> <text:placeholder text:placeholder-type="text">&lt;"(%s)"%(subintervent.activity_id.name) if subintervent.activity_id else ""&gt;</text:placeholder></text:p>
          </table:table-cell>
          <table:table-cell table:style-name="Tabella4.B16" office:value-type="string">
            <text:p text:style-name="P61"><text:placeholder text:placeholder-type="text">&lt;subintervent.user_id.name&gt;</text:placeholder></text:p>
          </table:table-cell>
          <table:table-cell table:style-name="Tabella4.C16" office:value-type="string">
            <text:p text:style-name="P63"><text:placeholder text:placeholder-type="text">&lt;formatLang(subintervent.date, date=True)&gt;</text:placeholder></text:p>
          </table:table-cell>
          <table:table-cell table:style-name="Tabella4.F13" office:value-type="string">
            <text:p text:style-name="P65"><text:s/><text:placeholder text:placeholder-type="text">&lt;formatLang(subintervent.unit_amount)&gt;</text:placeholder><text:soft-page-break/></text:p>
          </table:table-cell>
          <table:table-cell table:style-name="Tabella4.F13" office:value-type="string">
            <text:p text:style-name="P65"><text:placeholder text:placeholder-type="text">&lt;formatLang(subintervent.amount)&gt;</text:placeholder></text:p>
          </table:table-cell>
          <table:table-cell table:style-name="Tabella4.F13" office:value-type="string">
            <text:p text:style-name="P65"><text:placeholder text:placeholder-type="text">&lt;formatLang((contract.price_operation or 0.0) * (subintervent.amount_operation or 0.0))&gt;</text:placeholder><text:soft-page-break/></text:p>
          </table:table-cell>
          <table:table-cell table:style-name="Tabella4.G16" office:value-type="string">
            <text:p text:style-name="P61"><text:placeholder text:placeholder-type="text">&lt;subintervent.city_id.name if subintervent.city_id else ""&gt;</text:placeholder> <text:placeholder text:placeholder-type="text">&lt;"(Cant. %s)"%(subintervent.location_site) if subintervent.location_site else ""&gt;</text:placeholder><text:soft-page-break/></text:p>
          </table:table-cell>
        </table:table-row>
        <table:table-row>
          <table:table-cell table:style-name="Tabella4.A16" office:value-type="string">
            <text:p text:style-name="P10"><text:s text:c="4"/><text:text-input text:description="&lt;/for&gt;">end intervent subcontract</text:text-input></text:p>
          </table:table-cell>
          <table:table-cell table:style-name="Tabella4.B16" office:value-type="string">
            <text:p text:style-name="P41"/>
          </table:table-cell>
          <table:table-cell table:style-name="Tabella4.C16" office:value-type="string">
            <text:p text:style-name="P42"/>
          </table:table-cell>
          <table:table-cell table:style-name="Tabella4.D16" table:number-columns-spanned="3" office:value-type="string">
            <text:p text:style-name="P42"/>
          </table:table-cell>
          <table:covered-table-cell/>
          <table:covered-table-cell/>
          <table:table-cell table:style-name="Tabella4.G16" office:value-type="string">
            <text:p text:style-name="P42"/>
          </table:table-cell>
        </table:table-row>
        <table:table-row>
          <table:table-cell table:style-name="Tabella4.A15" table:number-columns-spanned="3" office:value-type="string">
            <text:p text:style-name="P20">TOTALI</text:p>
          </table:table-cell>
          <table:covered-table-cell/>
          <table:covered-table-cell/>
          <table:table-cell table:style-name="Tabella4.D7" office:value-type="string">
            <text:p text:style-name="P67"><text:placeholder text:placeholder-type="text">&lt;formatLang(get_totals('hour'))&gt;</text:placeholder></text:p>
          </table:table-cell>
          <table:table-cell table:style-name="Tabella4.D7" office:value-type="string">
            <text:p text:style-name="P67"><text:placeholder text:placeholder-type="text">&lt;formatLang(get_totals('hour_cost'))&gt;</text:placeholder></text:p>
          </table:table-cell>
          <table:table-cell table:style-name="Tabella4.D7" office:value-type="string">
            <text:p text:style-name="P67"><text:placeholder text:placeholder-type="text">&lt;formatLang((contract.price_operation or 0.0) * get_totals('operation'))&gt;</text:placeholder></text:p>
          </table:table-cell>
          <table:table-cell table:style-name="Tabella4.G16" office:value-type="string">
            <text:p text:style-name="P42"/>
          </table:table-cell>
        </table:table-row>
        <table:table-row>
          <table:table-cell table:style-name="Tabella4.A16" office:value-type="string">
            <text:p text:style-name="P10"><text:text-input text:description="&lt;/for&gt;">end subcontracts</text:text-input></text:p>
          </table:table-cell>
          <table:table-cell table:style-name="Tabella4.B16" office:value-type="string">
            <text:p text:style-name="P88"/>
          </table:table-cell>
          <table:table-cell table:style-name="Tabella4.C16" office:value-type="string">
            <text:p text:style-name="P86"/>
          </table:table-cell>
          <table:table-cell table:style-name="Tabella4.D16" table:number-columns-spanned="3" office:value-type="string">
            <text:p text:style-name="P86"/>
          </table:table-cell>
          <table:covered-table-cell/>
          <table:covered-table-cell/>
          <table:table-cell table:style-name="Tabella4.G16" office:value-type="string">
            <text:p text:style-name="P86"/>
          </table:table-cell>
        </table:table-row>
      </table:table>
      <text:p text:style-name="P23"/>
      <text:p text:style-name="P74"><text:placeholder text:placeholder-type="text">&lt;/if&gt;</text:placeholder> <text:span text:style-name="T22">intervent</text:span></text:p>
      <text:p text:style-name="P68"/>
      <text:p text:style-name="P25"><text:placeholder text:placeholder-type="text">&lt;if test="test_part('balance', data) or test_part('balance_summary', data)"&gt;</text:placeholder></text:p>
      <text:p text:style-name="P25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33">SEZIONE: BILANCI</text:p>
          </table:table-cell>
        </table:table-row>
      </table:table>
      <text:p text:style-name="P74"><text:placeholder text:placeholder-type="text">&lt;/if&gt;</text:placeholder> <text:span text:style-name="T22">balance</text:span></text:p>
      <text:p text:style-name="P68"/>
      <text:p text:style-name="P25"><text:placeholder text:placeholder-type="text">&lt;if test="test_part('balance_summary', data)"&gt;</text:placeholder></text:p>
      <text:p text:style-name="P25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 table:number-columns-repeated="2"/>
        <table:table-header-rows>
          <table:table-row>
            <table:table-cell table:style-name="Tabella9.A1" table:number-columns-spanned="6" office:value-type="string">
              <text:p text:style-name="P30">BILANCIO COMMESSA PERIODO ( FILTRATO SU DATA: <text:placeholder text:placeholder-type="text">&lt;filter_description(data,short=True)&gt;</text:placeholder> 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9.A2" office:value-type="string">
              <text:p text:style-name="P90">Contratto<text:span text:style-name="T14"><text:placeholder text:placeholder-type="text">&lt;reset_all_counter()&gt;</text:placeholder></text:span></text:p>
            </table:table-cell>
            <table:table-cell table:style-name="Tabella9.A2" office:value-type="string">
              <text:p text:style-name="P90">Tot. ore</text:p>
            </table:table-cell>
            <table:table-cell table:style-name="Tabella9.A2" table:number-columns-spanned="2" office:value-type="string">
              <text:p text:style-name="P90">Costi *</text:p>
            </table:table-cell>
            <table:covered-table-cell/>
            <table:table-cell table:style-name="Tabella9.A2" office:value-type="string">
              <text:p text:style-name="P90">Ricavi *</text:p>
            </table:table-cell>
            <table:table-cell table:style-name="Tabella9.F2" office:value-type="string">
              <text:p text:style-name="P90">Saldo *</text:p>
            </table:table-cell>
          </table:table-row>
        </table:table-header-rows>
        <table:table-row>
          <table:table-cell table:style-name="Tabella9.A10" office:value-type="string">
            <text:p text:style-name="P44"><text:placeholder text:placeholder-type="text">&lt;contract.name&gt;</text:placeholder></text:p>
            <text:p text:style-name="P45"><text:placeholder text:placeholder-type="text">&lt;set_counter('intervents',get_totals_account('hour_cost',contract.id))&gt;</text:placeholder><text:placeholder text:placeholder-type="text">&lt;set_counter('costs',get_totals_account('cost',contract.id))&gt;</text:placeholder><text:placeholder text:placeholder-type="text">&lt;set_counter('supplier',get_totals_account('supplier',contract.id))&gt;</text:placeholder><text:placeholder text:placeholder-type="text">&lt;set_counter('invoice',get_totals_account('invoice',contract.id))&gt;</text:placeholder><text:soft-page-break/><text:placeholder text:placeholder-type="text">&lt;set_counter('commercial',-(get_counter("invoice") * (contract.commercial_rate or 0.0)/100))&gt;</text:placeholder><text:placeholder text:placeholder-type="text">&lt;set_counter('general',-(get_counter("invoice") * (contract.general_rate or 0.0)/100))&gt;</text:placeholder><text:placeholder text:placeholder-type="text">&lt;set_counter('balance',get_counter('invoice') + get_counter('intervents') + get_counter('costs') + get_counter('supplier') + get_counter('commercial') +  get_counter('general'))&gt;</text:placeholder></text:p>
          </table:table-cell>
          <table:table-cell table:style-name="Tabella9.B10" office:value-type="string">
            <text:p text:style-name="P51"><text:placeholder text:placeholder-type="text">&lt;formatLang(get_totals_account('hour',contract.id))&gt;</text:placeholder></text:p>
          </table:table-cell>
          <table:table-cell table:style-name="Tabella9.C3" office:value-type="string">
            <text:p text:style-name="P13">INT.:<text:line-break/>MAT.:</text:p>
            <text:p text:style-name="P13"><text:span text:style-name="T19">FAT F.</text:span>.:<text:line-break/>COM.:<text:line-break/><text:soft-page-break/>GEN.: </text:p>
          </table:table-cell>
          <table:table-cell table:style-name="Tabella9.C3" office:value-type="string">
            <text:p text:style-name="P17"><text:s/><text:placeholder text:placeholder-type="text">&lt;formatLang(get_counter('intervents'))&gt;</text:placeholder><text:line-break/><text:placeholder text:placeholder-type="text">&lt;formatLang(get_counter('costs'))&gt;</text:placeholder><text:soft-page-break/><text:line-break/><text:placeholder text:placeholder-type="text">&lt;formatLang(get_counter('supplier'))&gt;</text:placeholder><text:line-break/><text:placeholder text:placeholder-type="text">&lt;formatLang(get_counter("commercial"))&gt;</text:placeholder><text:line-break/><text:placeholder text:placeholder-type="text">&lt;formatLang(get_counter("general"))&gt;</text:placeholder></text:p>
          </table:table-cell>
          <table:table-cell table:style-name="Tabella9.C3" office:value-type="string">
            <text:p text:style-name="P39"><text:placeholder text:placeholder-type="text">&lt;formatLang(get_counter("invoice"))&gt;</text:placeholder></text:p>
          </table:table-cell>
          <table:table-cell table:style-name="Tabella9.F3" office:value-type="string">
            <text:p text:style-name="P39"><text:placeholder text:placeholder-type="text">&lt;formatLang(get_counter('balance'))&gt;</text:placeholder></text:p>
          </table:table-cell>
        </table:table-row>
        <table:table-row>
          <table:table-cell table:style-name="Tabella9.A4" table:number-columns-spanned="6" office:value-type="string">
            <text:p text:style-name="P79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9.A10" office:value-type="string">
            <text:p text:style-name="P74"><text:placeholder text:placeholder-type="text">&lt;if test="contract.child_ids"&gt;</text:placeholder></text:p>
          </table:table-cell>
          <table:table-cell table:style-name="Tabella9.B10" office:value-type="string">
            <text:p text:style-name="P88"/>
          </table:table-cell>
          <table:table-cell table:style-name="Tabella9.C10" table:number-columns-spanned="2" office:value-type="string">
            <text:p text:style-name="P86"/>
          </table:table-cell>
          <table:covered-table-cell/>
          <table:table-cell table:style-name="Tabella9.E10" office:value-type="string">
            <text:p text:style-name="P86"/>
          </table:table-cell>
          <table:table-cell table:style-name="Tabella9.F11" office:value-type="string">
            <text:p text:style-name="P86"/>
          </table:table-cell>
        </table:table-row>
        <table:table-row>
          <table:table-cell table:style-name="Tabella9.A6" office:value-type="string">
            <text:p text:style-name="P94">Sotto-contratto</text:p>
          </table:table-cell>
          <table:table-cell table:style-name="Tabella9.A6" office:value-type="string">
            <text:p text:style-name="P94">Tot. ore</text:p>
          </table:table-cell>
          <table:table-cell table:style-name="Tabella9.A6" table:number-columns-spanned="2" office:value-type="string">
            <text:p text:style-name="P94">Costi</text:p>
          </table:table-cell>
          <table:covered-table-cell/>
          <table:table-cell table:style-name="Tabella9.A6" office:value-type="string">
            <text:p text:style-name="P94">Ricavi</text:p>
          </table:table-cell>
          <table:table-cell table:style-name="Tabella9.F6" office:value-type="string">
            <text:p text:style-name="P94">Saldo</text:p>
          </table:table-cell>
        </table:table-row>
        <table:table-row>
          <table:table-cell table:style-name="Tabella9.A10" office:value-type="string">
            <text:p text:style-name="P74"><text:placeholder text:placeholder-type="text">&lt;/if&gt;</text:placeholder> <text:span text:style-name="T22">child</text:span></text:p>
          </table:table-cell>
          <table:table-cell table:style-name="Tabella9.B10" office:value-type="string">
            <text:p text:style-name="P88"/>
          </table:table-cell>
          <table:table-cell table:style-name="Tabella9.C10" table:number-columns-spanned="2" office:value-type="string">
            <text:p text:style-name="P86"/>
          </table:table-cell>
          <table:covered-table-cell/>
          <table:table-cell table:style-name="Tabella9.E10" office:value-type="string">
            <text:p text:style-name="P86"/>
          </table:table-cell>
          <table:table-cell table:style-name="Tabella9.F11" office:value-type="string">
            <text:p text:style-name="P86"/>
          </table:table-cell>
        </table:table-row>
        <table:table-row>
          <table:table-cell table:style-name="Tabella9.A10" office:value-type="string">
            <text:p text:style-name="P76"><text:text-input text:description="&lt;for each=&quot;subcontract in contract.child_ids&quot;&gt;">loop subcontracts</text:text-input></text:p>
          </table:table-cell>
          <table:table-cell table:style-name="Tabella9.B10" office:value-type="string">
            <text:p text:style-name="P88"/>
          </table:table-cell>
          <table:table-cell table:style-name="Tabella9.C10" table:number-columns-spanned="2" office:value-type="string">
            <text:p text:style-name="P86"/>
          </table:table-cell>
          <table:covered-table-cell/>
          <table:table-cell table:style-name="Tabella9.E10" office:value-type="string">
            <text:p text:style-name="P86"/>
          </table:table-cell>
          <table:table-cell table:style-name="Tabella9.F11" office:value-type="string">
            <text:p text:style-name="P86"/>
          </table:table-cell>
        </table:table-row>
        <table:table-row>
          <table:table-cell table:style-name="Tabella9.A10" office:value-type="string">
            <text:p text:style-name="P47"><text:placeholder text:placeholder-type="text">&lt;subcontract.name&gt;</text:placeholder><text:line-break/><text:span text:style-name="T13"><text:placeholder text:placeholder-type="text">&lt;set_counter('sub_intervents',get_totals_account('hour_cost',subcontract.id))&gt;</text:placeholder></text:span><text:span text:style-name="T13"><text:placeholder text:placeholder-type="text">&lt;set_counter('sub_costs',get_totals_account('cost',subcontract.id))&gt;</text:placeholder></text:span><text:span text:style-name="T13"><text:placeholder text:placeholder-type="text">&lt;set_counter('sub_supplier',get_totals_account('supplier',subcontract.id))&gt;</text:placeholder></text:span><text:span text:style-name="T13"><text:placeholder text:placeholder-type="text">&lt;set_counter('sub_invoice',get_totals_account('invoice',subcontract.id))&gt;</text:placeholder></text:span><text:span text:style-name="T13"><text:placeholder text:placeholder-type="text">&lt;set_counter('sub_commercial',-(get_counter("sub_invoice") * (subcontract.commercial_rate or 0.0)/100))&gt;</text:placeholder></text:span><text:span text:style-name="T13"><text:placeholder text:placeholder-type="text">&lt;set_counter('sub_general',-(get_counter("sub_invoice") * (subcontract.general_rate or 0.0)/100))&gt;</text:placeholder></text:span><text:span text:style-name="T13"><text:placeholder text:placeholder-type="text">&lt;set_counter('sub_balance',get_counter('sub_invoice') + get_counter('sub_intervents') + get_counter('sub_costs') + get_counter('sub_supplier')+ get_counter('sub_commercial') +  get_counter('sub_general'))&gt;</text:placeholder></text:span><text:span text:style-name="T13"><text:placeholder text:placeholder-type="text">&lt;set_counter('total_balance',get_counter('total_balance') + get_counter('sub_balance'))&gt;</text:placeholder></text:span></text:p>
          </table:table-cell>
          <table:table-cell table:style-name="Tabella9.B10" office:value-type="string">
            <text:p text:style-name="P51"><text:placeholder text:placeholder-type="text">&lt;formatLang(get_totals_account('hour',subcontract.id))&gt;</text:placeholder></text:p>
          </table:table-cell>
          <table:table-cell table:style-name="Tabella9.C9" office:value-type="string">
            <text:p text:style-name="P14">INT.:<text:line-break/>MAT.:<text:line-break/><text:span text:style-name="T19">FAT F.</text:span>.:<text:line-break/>COM.:<text:line-break/>GEN.: </text:p>
          </table:table-cell>
          <table:table-cell table:style-name="Tabella9.D9" office:value-type="string">
            <text:p text:style-name="P18"><text:s/><text:placeholder text:placeholder-type="text">&lt;formatLang(get_counter('sub_intervents'))&gt;</text:placeholder><text:line-break/><text:placeholder text:placeholder-type="text">&lt;formatLang(get_counter('sub_costs'))&gt;</text:placeholder></text:p>
            <text:p text:style-name="P18"><text:placeholder text:placeholder-type="text">&lt;formatLang(get_counter('sub_supplier'))&gt;</text:placeholder><text:line-break/><text:placeholder text:placeholder-type="text">&lt;formatLang(get_counter("sub_commercial"))&gt;</text:placeholder><text:line-break/><text:placeholder text:placeholder-type="text">&lt;formatLang(get_counter("sub_general"))&gt;</text:placeholder></text:p>
          </table:table-cell>
          <table:table-cell table:style-name="Tabella9.E10" office:value-type="string">
            <text:p text:style-name="P39"><text:placeholder text:placeholder-type="text">&lt;formatLang(get_counter("sub_invoice"))&gt;</text:placeholder></text:p>
          </table:table-cell>
          <table:table-cell table:style-name="Tabella9.F11" office:value-type="string">
            <text:p text:style-name="P39"><text:placeholder text:placeholder-type="text">&lt;formatLang(get_counter('sub_balance'))&gt;</text:placeholder></text:p>
          </table:table-cell>
        </table:table-row>
        <table:table-row>
          <table:table-cell table:style-name="Tabella9.A10" office:value-type="string">
            <text:p text:style-name="P10"><text:text-input text:description="&lt;/for&gt;">end subcontracts</text:text-input></text:p>
          </table:table-cell>
          <table:table-cell table:style-name="Tabella9.B10" office:value-type="string">
            <text:p text:style-name="P88"/>
          </table:table-cell>
          <table:table-cell table:style-name="Tabella9.C10" table:number-columns-spanned="2" office:value-type="string">
            <text:p text:style-name="P86"/>
          </table:table-cell>
          <table:covered-table-cell/>
          <table:table-cell table:style-name="Tabella9.E10" office:value-type="string">
            <text:p text:style-name="P86"/>
          </table:table-cell>
          <table:table-cell table:style-name="Tabella9.F11" office:value-type="string">
            <text:p text:style-name="P86"/>
          </table:table-cell>
        </table:table-row>
        <table:table-row>
          <table:table-cell table:style-name="Tabella9.A11" table:number-columns-spanned="5" office:value-type="string">
            <text:p text:style-name="P69">SALDO TOTALE (PERIODO SELEZIONATO)</text:p>
          </table:table-cell>
          <table:covered-table-cell/>
          <table:covered-table-cell/>
          <table:covered-table-cell/>
          <table:covered-table-cell/>
          <table:table-cell table:style-name="Tabella9.F11" office:value-type="string">
            <text:p text:style-name="P69"><text:placeholder text:placeholder-type="text">&lt;formatLang(get_counter('balance') + get_counter('total_balance'))&gt;</text:placeholder><text:soft-page-break/></text:p>
          </table:table-cell>
        </table:table-row>
      </table:table>
      <text:p text:style-name="P68"><text:placeholder text:placeholder-type="text">&lt;/if&gt;</text:placeholder> <text:span text:style-name="T22">balance_summary</text:span></text:p>
      <text:p text:style-name="P68"/>
      <text:p text:style-name="P111"><text:placeholder text:placeholder-type="text">&lt;if test="False and test_part('balance', data)"&gt;</text:placeholder><text:span text:style-name="T25"> </text:span><text:span text:style-name="T26">PARTE ELIMINATA (LASCIATA SE SERVIRA')</text:span></text:p>
      <text:p text:style-name="P25"/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3"/>
        <table:table-row>
          <table:table-cell table:style-name="Tabella1.A1" table:number-columns-spanned="5" office:value-type="string">
            <text:p text:style-name="P30">BILANCIO COMMESSA TOTALE (NON FILTRATO SU DATA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90">Contratto<text:span text:style-name="T14"><text:placeholder text:placeholder-type="text">&lt;reset_all_counter()&gt;</text:placeholder></text:span></text:p>
          </table:table-cell>
          <table:table-cell table:style-name="Tabella1.A2" office:value-type="string">
            <text:p text:style-name="P90">Tot. ore</text:p>
          </table:table-cell>
          <table:table-cell table:style-name="Tabella1.A2" office:value-type="string">
            <text:p text:style-name="P90">Costi *</text:p>
          </table:table-cell>
          <table:table-cell table:style-name="Tabella1.A2" office:value-type="string">
            <text:p text:style-name="P90">Ricavi *</text:p>
          </table:table-cell>
          <table:table-cell table:style-name="Tabella1.E2" office:value-type="string">
            <text:p text:style-name="P90">Saldo *</text:p>
          </table:table-cell>
        </table:table-row>
        <table:table-row>
          <table:table-cell table:style-name="Tabella1.A10" office:value-type="string">
            <text:p text:style-name="P37"><text:placeholder text:placeholder-type="text">&lt;contract.name&gt;</text:placeholder><text:span text:style-name="T8"><text:placeholder text:placeholder-type="text">&lt;set_counter('balance',contract.balance - (((contract.commercial_rate or 0.0) + (contract.general_rate or 0.0)) *  (contract.ca_invoiced or 0.0) / 100))&gt;</text:placeholder></text:span></text:p>
          </table:table-cell>
          <table:table-cell table:style-name="Tabella1.B10" office:value-type="string">
            <text:p text:style-name="P38"><text:placeholder text:placeholder-type="text">&lt;formatLang(contract.hours_qtt_invoiced)&gt;</text:placeholder> <text:span text:style-name="T6">(</text:span><text:span text:style-name="T7"><text:placeholder text:placeholder-type="text">&lt;formatLang(contract.last_worked_date, date=True)&gt;</text:placeholder></text:span><text:span text:style-name="T6">)</text:span></text:p>
          </table:table-cell>
          <table:table-cell table:style-name="Tabella1.D10" office:value-type="string">
            <text:p text:style-name="P42">Interv. + Mater.: <text:span text:style-name="T10"><text:placeholder text:placeholder-type="text">&lt;formatLang(contract.total_cost)&gt;</text:placeholder></text:span><text:line-break/>Comm. + Generali: <text:span text:style-name="T10"><text:placeholder text:placeholder-type="text">&lt;formatLang(0.0-((contract.commercial_rate or 0.0) + (contract.general_rate or 0.0)) *  (contract.ca_invoiced or 0.0) / 100)&gt;</text:placeholder></text:span></text:p>
          </table:table-cell>
          <table:table-cell table:style-name="Tabella1.D10" office:value-type="string">
            <text:p text:style-name="P39"><text:placeholder text:placeholder-type="text">&lt;formatLang(contract.ca_invoiced)&gt;</text:placeholder></text:p>
          </table:table-cell>
          <table:table-cell table:style-name="Tabella1.E10" office:value-type="string">
            <text:p text:style-name="P39"><text:placeholder text:placeholder-type="text">&lt;formatLang(get_counter('balance'))&gt;</text:placeholder></text:p>
          </table:table-cell>
        </table:table-row>
        <table:table-row>
          <table:table-cell table:style-name="Tabella1.A4" table:number-columns-spanned="5" office:value-type="string">
            <text:p text:style-name="P79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0" office:value-type="string">
            <text:p text:style-name="P74"><text:placeholder text:placeholder-type="text">&lt;if test="contract.child_ids"&gt;</text:placeholder></text:p>
          </table:table-cell>
          <table:table-cell table:style-name="Tabella1.B10" office:value-type="string">
            <text:p text:style-name="P88"/>
          </table:table-cell>
          <table:table-cell table:style-name="Tabella1.D10" office:value-type="string">
            <text:p text:style-name="P86"/>
          </table:table-cell>
          <table:table-cell table:style-name="Tabella1.D10" office:value-type="string">
            <text:p text:style-name="P86"/>
          </table:table-cell>
          <table:table-cell table:style-name="Tabella1.E10" office:value-type="string">
            <text:p text:style-name="P86"/>
          </table:table-cell>
        </table:table-row>
        <table:table-row>
          <table:table-cell table:style-name="Tabella1.A6" office:value-type="string">
            <text:p text:style-name="P90">Sotto-contratto</text:p>
          </table:table-cell>
          <table:table-cell table:style-name="Tabella1.A6" office:value-type="string">
            <text:p text:style-name="P90">Tot. ore</text:p>
          </table:table-cell>
          <table:table-cell table:style-name="Tabella1.A6" office:value-type="string">
            <text:p text:style-name="P90">Costi</text:p>
          </table:table-cell>
          <table:table-cell table:style-name="Tabella1.A6" office:value-type="string">
            <text:p text:style-name="P90">Ricavi</text:p>
          </table:table-cell>
          <table:table-cell table:style-name="Tabella1.E6" office:value-type="string">
            <text:p text:style-name="P90">Saldo</text:p>
          </table:table-cell>
        </table:table-row>
        <table:table-row>
          <table:table-cell table:style-name="Tabella1.A10" office:value-type="string">
            <text:p text:style-name="P74"><text:placeholder text:placeholder-type="text">&lt;/if&gt;</text:placeholder> <text:span text:style-name="T22">child</text:span></text:p>
          </table:table-cell>
          <table:table-cell table:style-name="Tabella1.B10" office:value-type="string">
            <text:p text:style-name="P88"/>
          </table:table-cell>
          <table:table-cell table:style-name="Tabella1.D10" office:value-type="string">
            <text:p text:style-name="P86"/>
          </table:table-cell>
          <table:table-cell table:style-name="Tabella1.D10" office:value-type="string">
            <text:p text:style-name="P86"/>
          </table:table-cell>
          <table:table-cell table:style-name="Tabella1.E10" office:value-type="string">
            <text:p text:style-name="P86"/>
          </table:table-cell>
        </table:table-row>
        <table:table-row>
          <table:table-cell table:style-name="Tabella1.A10" office:value-type="string">
            <text:p text:style-name="P76"><text:text-input text:description="&lt;for each=&quot;subcontract in contract.child_ids&quot;&gt;">loop subcontracts</text:text-input></text:p>
          </table:table-cell>
          <table:table-cell table:style-name="Tabella1.B10" office:value-type="string">
            <text:p text:style-name="P88"/>
          </table:table-cell>
          <table:table-cell table:style-name="Tabella1.D10" office:value-type="string">
            <text:p text:style-name="P86"/>
          </table:table-cell>
          <table:table-cell table:style-name="Tabella1.D10" office:value-type="string">
            <text:p text:style-name="P86"/>
          </table:table-cell>
          <table:table-cell table:style-name="Tabella1.E10" office:value-type="string">
            <text:p text:style-name="P86"/>
          </table:table-cell>
        </table:table-row>
        <table:table-row>
          <table:table-cell table:style-name="Tabella1.A10" office:value-type="string">
            <text:p text:style-name="P46"><text:placeholder text:placeholder-type="text">&lt;subcontract.name&gt;</text:placeholder><text:span text:style-name="T13"><text:placeholder text:placeholder-type="text">&lt;set_counter('sub_balance',subcontract.balance - (((contract.commercial_rate or 0.0) + (contract.general_rate or 0.0)) *  (subcontract.ca_invoiced or 0.0) / 100))&gt;</text:placeholder></text:span><text:span text:style-name="T13"><text:placeholder text:placeholder-type="text">&lt;set_counter('total_balance',get_counter('total_balance') +get_counter( 'sub_balance'))&gt;</text:placeholder></text:span></text:p>
          </table:table-cell>
          <table:table-cell table:style-name="Tabella1.B10" office:value-type="string">
            <text:p text:style-name="P48"><text:span text:style-name="T10"><text:placeholder text:placeholder-type="text">&lt;formatLang(subcontract.hours_qtt_invoiced)&gt;</text:placeholder></text:span> (<text:placeholder text:placeholder-type="text">&lt;formatLang(subcontract.last_worked_date, date=True)&gt;</text:placeholder>)</text:p>
          </table:table-cell>
          <table:table-cell table:style-name="Tabella1.D10" office:value-type="string">
            <text:p text:style-name="P49">Interv. + Mater.: <text:span text:style-name="T10"><text:placeholder text:placeholder-type="text">&lt;formatLang(subcontract.total_cost)&gt;</text:placeholder></text:span><text:line-break/>Comm. + Generali: <text:span text:style-name="T10"><text:placeholder text:placeholder-type="text">&lt;formatLang(0.0-((contract.commercial_rate or 0.0) + (contract.general_rate or 0.0)) *  (subcontract.ca_invoiced or 0.0) / 100)&gt;</text:placeholder></text:span><text:soft-page-break/></text:p>
          </table:table-cell>
          <table:table-cell table:style-name="Tabella1.D10" office:value-type="string">
            <text:p text:style-name="P50"><text:placeholder text:placeholder-type="text">&lt;formatLang(subcontract.ca_invoiced)&gt;</text:placeholder></text:p>
          </table:table-cell>
          <table:table-cell table:style-name="Tabella1.E10" office:value-type="string">
            <text:p text:style-name="P50"><text:placeholder text:placeholder-type="text">&lt;formatLang(get_counter('sub_balance'))&gt;</text:placeholder></text:p>
          </table:table-cell>
        </table:table-row>
        <table:table-row>
          <table:table-cell table:style-name="Tabella1.A10" office:value-type="string">
            <text:p text:style-name="P10"><text:text-input text:description="&lt;/for&gt;">end subcontracts</text:text-input></text:p>
          </table:table-cell>
          <table:table-cell table:style-name="Tabella1.B10" office:value-type="string">
            <text:p text:style-name="P88"/>
          </table:table-cell>
          <table:table-cell table:style-name="Tabella1.D10" office:value-type="string">
            <text:p text:style-name="P86"/>
          </table:table-cell>
          <table:table-cell table:style-name="Tabella1.D10" office:value-type="string">
            <text:p text:style-name="P86"/>
          </table:table-cell>
          <table:table-cell table:style-name="Tabella1.E10" office:value-type="string">
            <text:p text:style-name="P86"/>
          </table:table-cell>
        </table:table-row>
      </table:table>
      <text:p text:style-name="P68"><text:placeholder text:placeholder-type="text">&lt;/if&gt;</text:placeholder> <text:span text:style-name="T22">balance</text:span></text:p>
      <text:p text:style-name="P68"/>
      <text:p text:style-name="P72"><text:placeholder text:placeholder-type="text">&lt;if test="True"&gt;</text:placeholder></text:p>
      <text:p text:style-name="P72"/>
      <text:p text:style-name="P84"/>
      <text:p text:style-name="P100"><text:placeholder text:placeholder-type="text">&lt;/if&gt;</text:placeholder> <text:span text:style-name="T22">test</text:span></text:p>
      <text:p text:style-name="P37"><text:text-input text:description="&lt;/for&gt;">end contracts</text:text-input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8.9cm" table:align="margins"/>
    </style:style>
    <style:style style:name="Tabella6.A" style:family="table-column">
      <style:table-column-properties style:column-width="14.45cm" style:rel-column-width="32767*"/>
    </style:style>
    <style:style style:name="Tabella6.B" style:family="table-column">
      <style:table-column-properties style:column-width="14.45cm" style:rel-column-width="32768*"/>
    </style:style>
    <style:style style:name="Tabella6.1" style:family="table-row">
      <style:table-row-properties style:min-row-height="0.714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6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8" style:family="paragraph">
      <style:paragraph-properties fo:text-align="center"/>
    </style:style>
    <style:style style:name="MT1" style:family="text">
      <style:text-properties fo:color="#b3b3b3" style:text-underline-style="none"/>
    </style:style>
    <style:style style:name="M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landscape" fo:margin-top="0.499cm" fo:margin-bottom="0.489cm" fo:margin-left="0.4cm" fo:margin-right="0.4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852cm" fo:margin-left="0cm" fo:margin-right="0cm" fo:margin-bottom="0.499cm" style:dynamic-spacing="false"/>
      </style:header-style>
      <style:footer-style>
        <style:header-footer-properties svg:height="1.249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/>
            </table:table-cell>
            <table:table-cell table:style-name="Tabella6.A1" office:value-type="string">
              <text:p text:style-name="MP2"><text:span text:style-name="MT1">Pag. </text:span><text:span text:style-name="MT1"><text:page-number text:select-page="current">11</text:page-number></text:span><text:span text:style-name="MT1">/</text:span><text:span text:style-name="MT1"><text:page-count>11</text:page-count></text:span></text:p>
            </table:table-cell>
          </table:table-row>
          <table:table-row table:style-name="Tabella6.1">
            <table:table-cell table:style-name="Tabella6.A1" table:number-columns-spanned="2" office:value-type="string">
              <text:p text:style-name="MP3">STAMPA DETTAGLIATA CONTRATTI </text:p>
              <text:p text:style-name="MP4"/>
            </table:table-cell>
            <table:covered-table-cell/>
          </table:table-row>
        </table:table>
        <text:p text:style-name="MP5"/>
      </style:header>
      <style:footer>
        <text:p text:style-name="MP6"><text:span text:style-name="MT2"><text:placeholder text:placeholder-type="text">&lt;filter_description(data)&gt;</text:placeholder></text:span><text:span text:style-name="MT2"> </text:span></text:p>
        <text:p text:style-name="MP7"><text:span text:style-name="MT3">Legenda:</text:span><text:span text:style-name="MT2"> <text:s text:c="3"/></text:span><text:span text:style-name="MT2"><draw:rect text:anchor-type="as-char" draw:z-index="10" draw:style-name="Mgr1" draw:text-style-name="MP8" svg:width="0.357cm" svg:height="0.359cm"><text:p/></draw:rect></text:span><text:span text:style-name="MT2"> Contratto padre <text:s text:c="2"/></text:span><text:span text:style-name="MT2"><draw:rect text:anchor-type="as-char" draw:z-index="21" draw:style-name="Mgr2" draw:text-style-name="MP8" svg:width="0.357cm" svg:height="0.359cm"><text:p/></draw:rect></text:span><text:span text:style-name="MT2"> Contratto figlio (sotto-contratto) <text:s text:c="2"/></text:span><text:span text:style-name="MT2"><draw:rect text:anchor-type="as-char" draw:z-index="32" draw:style-name="Mgr3" draw:text-style-name="MP8" svg:width="0.357cm" svg:height="0.359cm"><text:p/></draw:rect></text:span><text:span text:style-name="MT2"> Bilanci <text:s text:c="2"/></text:span><text:span text:style-name="MT2"><draw:rect text:anchor-type="as-char" draw:z-index="43" draw:style-name="Mgr4" draw:text-style-name="MP8" svg:width="0.357cm" svg:height="0.359cm"><text:p/></draw:rect></text:span><text:span text:style-name="MT2"> Inizio sezione <text:s text:c="3"/></text:span><text:span text:style-name="MT2"><draw:rect text:anchor-type="as-char" draw:z-index="54" draw:style-name="Mgr5" draw:text-style-name="MP8" svg:width="0.357cm" svg:height="0.359cm"><text:p/></draw:rect></text:span><text:span text:style-name="MT2"> Totali sezione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2DT7H4M49S</meta:editing-duration>
    <meta:editing-cycles>462</meta:editing-cycles>
    <meta:generator>LibreOffice/4.3.3.2$Linux_X86_64 LibreOffice_project/430m0$Build-2</meta:generator>
    <meta:initial-creator>Nicola Riolini</meta:initial-creator>
    <dc:date>2015-07-16T17:03:12.667765793</dc:date>
    <dc:creator>thebrush </dc:creator>
    <meta:document-statistic meta:table-count="11" meta:image-count="0" meta:object-count="0" meta:page-count="11" meta:paragraph-count="294" meta:word-count="1051" meta:character-count="11856" meta:non-whitespace-character-count="11132"/>
    <meta:user-defined meta:name="Info 1"/>
    <meta:user-defined meta:name="Info 2"/>
    <meta:user-defined meta:name="Info 3"/>
    <meta:user-defined meta:name="Info 4"/>
  </office:meta>
</office:document-meta>
</file>